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200000020000012D000000D9B814B8B3.eps"/>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Basic/Standard/saveForServer.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tarSymbol1" svg:font-family="StarSymbol, 'Arial Unicode MS'" style:font-charset="x-symbol"/>
    <style:font-face style:name="Courier" svg:font-family="Courier"/>
    <style:font-face style:name="Luxi Sans1"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Helvetica" svg:font-family="Helvetica" style:font-adornments="Bold" style:font-family-generic="swiss" style:font-pitch="variable"/>
    <style:font-face style:name="Luxi Sans" svg:font-family="'Luxi Sans'" style:font-family-generic="swiss" style:font-pitch="variable"/>
    <style:font-face style:name="Lucidasans" svg:font-family="Lucidasans" style:font-family-generic="system" style:font-pitch="variable"/>
    <style:font-face style:name="Nimbus Sans L" svg:font-family="'Nimbus Sans L'" style:font-family-generic="system" style:font-pitch="variable"/>
  </office:font-face-decls>
  <office:automatic-styles>
    <style:style style:name="Table2" style:family="table">
      <style:table-properties style:width="6.6792in" fo:margin-left="0.0118in" fo:margin-right="0.0042in" table:align="margins" style:may-break-between-rows="false" style:writing-mode="lr-tb"/>
    </style:style>
    <style:style style:name="Table2.A" style:family="table-column">
      <style:table-column-properties style:column-width="0.5104in" style:rel-column-width="5008*"/>
    </style:style>
    <style:style style:name="Table2.B" style:family="table-column">
      <style:table-column-properties style:column-width="0.9806in" style:rel-column-width="9621*"/>
    </style:style>
    <style:style style:name="Table2.C" style:family="table-column">
      <style:table-column-properties style:column-width="3.4674in" style:rel-column-width="34021*"/>
    </style:style>
    <style:style style:name="Table2.D" style:family="table-column">
      <style:table-column-properties style:column-width="1.7208in" style:rel-column-width="16885*"/>
    </style:style>
    <style:style style:name="Table2.1" style:family="table-row">
      <style:table-row-properties style:min-row-height="0.1528in" style:keep-together="false" fo:keep-together="always"/>
    </style:style>
    <style:style style:name="Table2.A1"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1" style:family="table-cell">
      <style:table-cell-properties style:vertical-align="top" fo:padding-left="0.0486in" fo:padding-right="0.0486in" fo:padding-top="0in" fo:padding-bottom="0in" fo:border="0.0007in solid #000000" style:writing-mode="lr-tb"/>
    </style:style>
    <style:style style:name="Table2.2" style:family="table-row">
      <style:table-row-properties style:min-row-height="0.1965in" style:keep-together="false" fo:keep-together="always"/>
    </style:style>
    <style:style style:name="Table2.A2" style:family="table-cell">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2.D2" style:family="table-cell">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Table5" style:family="table">
      <style:table-properties style:width="6.6785in" fo:margin-left="0.0118in" fo:margin-right="0.0049in" table:align="margins" style:may-break-between-rows="false" style:writing-mode="lr-tb"/>
    </style:style>
    <style:style style:name="Table5.A" style:family="table-column">
      <style:table-column-properties style:column-width="1.3521in" style:rel-column-width="1947*"/>
    </style:style>
    <style:style style:name="Table5.B" style:family="table-column">
      <style:table-column-properties style:column-width="0.6278in" style:rel-column-width="904*"/>
    </style:style>
    <style:style style:name="Table5.C" style:family="table-column">
      <style:table-column-properties style:column-width="3.1771in" style:rel-column-width="4575*"/>
    </style:style>
    <style:style style:name="Table5.D" style:family="table-column">
      <style:table-column-properties style:column-width="1.5215in" style:rel-column-width="2191*"/>
    </style:style>
    <style:style style:name="Table5.1" style:family="table-row">
      <style:table-row-properties style:min-row-height="0.1528in" style:keep-together="false" fo:keep-together="always"/>
    </style:style>
    <style:style style:name="Table5.A1"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5.D1" style:family="table-cell">
      <style:table-cell-properties style:vertical-align="top" fo:padding-left="0.0486in" fo:padding-right="0.0486in" fo:padding-top="0in" fo:padding-bottom="0in" fo:border="0.0007in solid #000000" style:writing-mode="lr-tb"/>
    </style:style>
    <style:style style:name="Table5.2" style:family="table-row">
      <style:table-row-properties style:min-row-height="0.1965in" style:keep-together="false" fo:keep-together="always"/>
    </style:style>
    <style:style style:name="Table5.A2" style:family="table-cell">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5.D2" style:family="table-cell">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Table1" style:family="table">
      <style:table-properties style:width="6.6896in" table:align="margins" style:writing-mode="lr-tb"/>
    </style:style>
    <style:style style:name="Table1.A" style:family="table-column">
      <style:table-column-properties style:column-width="1.625in" style:rel-column-width="2340*"/>
    </style:style>
    <style:style style:name="Table1.B" style:family="table-column">
      <style:table-column-properties style:column-width="0.7979in" style:rel-column-width="1149*"/>
    </style:style>
    <style:style style:name="Table1.C" style:family="table-column">
      <style:table-column-properties style:column-width="1.2118in" style:rel-column-width="1745*"/>
    </style:style>
    <style:style style:name="Table1.D" style:family="table-column">
      <style:table-column-properties style:column-width="0.825in" style:rel-column-width="1188*"/>
    </style:style>
    <style:style style:name="Table1.E" style:family="table-column">
      <style:table-column-properties style:column-width="1.1146in" style:rel-column-width="1605*"/>
    </style:style>
    <style:style style:name="Table1.F" style:family="table-column">
      <style:table-column-properties style:column-width="1.1153in" style:rel-column-width="1606*"/>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P1" style:family="paragraph" style:parent-style-name="Table_20_Header_20_Contents">
      <style:text-properties fo:language="sv" fo:country="SE" style:language-asian="en" style:country-asian="US" style:language-complex="ar" style:country-complex="SA"/>
    </style:style>
    <style:style style:name="P2" style:family="paragraph" style:parent-style-name="Text_20_body">
      <style:text-properties fo:language="en" fo:country="GB"/>
    </style:style>
    <style:style style:name="P3" style:family="paragraph" style:parent-style-name="Title">
      <style:text-properties fo:language="en" fo:country="GB"/>
    </style:style>
    <style:style style:name="P4" style:family="paragraph" style:parent-style-name="Body">
      <style:text-properties fo:language="en" fo:country="GB"/>
    </style:style>
    <style:style style:name="P5" style:family="paragraph" style:parent-style-name="verysmall">
      <style:text-properties fo:language="en" fo:country="GB"/>
    </style:style>
    <style:style style:name="P6" style:family="paragraph" style:parent-style-name="verysmall">
      <style:paragraph-properties fo:break-before="page"/>
    </style:style>
    <style:style style:name="P7" style:family="paragraph" style:parent-style-name="Heading">
      <style:text-properties fo:language="en" fo:country="GB"/>
    </style:style>
    <style:style style:name="P8" style:family="paragraph" style:parent-style-name="Contents_20_1">
      <style:paragraph-properties>
        <style:tab-stops>
          <style:tab-stop style:position="6.6953in" style:type="right" style:leader-style="dotted" style:leader-text="."/>
        </style:tab-stops>
      </style:paragraph-properties>
    </style:style>
    <style:style style:name="P9" style:family="paragraph" style:parent-style-name="Heading_20_1">
      <style:text-properties fo:language="en" fo:country="GB"/>
    </style:style>
    <style:style style:name="P10" style:family="paragraph" style:parent-style-name="Header" style:master-page-name="Standard">
      <style:paragraph-properties style:page-number="auto"/>
    </style:style>
    <style:style style:name="P11" style:family="paragraph" style:parent-style-name="Title" style:master-page-name="First_20_Page">
      <style:paragraph-properties style:page-number="auto"/>
    </style:style>
    <style:style style:name="P12" style:family="paragraph" style:parent-style-name="Table_20_Header_20_Contents" style:master-page-name="Standard">
      <style:paragraph-properties style:page-number="auto"/>
    </style:style>
    <style:style style:name="T1" style:family="text">
      <style:text-properties fo:language="en" fo:country="GB"/>
    </style:style>
    <style:style style:name="fr1" style:family="graphic" style:parent-style-name="Frame">
      <style:graphic-properties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fo:margin-top="0.2in" fo:margin-bottom="0.2in" style:vertical-pos="top" style:vertical-rel="paragraph" style:horizontal-pos="center"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Sect1" style:family="section">
      <style:section-properties style:writing-mode="lr-tb"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style:style style:name="Sect3" style:family="section">
      <style:section-properties style:editable="false">
        <style:columns fo:column-count="1" fo:column-gap="0in"/>
      </style:section-properties>
    </style:style>
  </office:automatic-styles>
  <office:body>
    <office:text text:use-soft-page-breaks="true">
      <office:forms form:automatic-focus="false" form:apply-design-mode="false"/>
      <text:variable-decls>
        <text:variable-decl office:value-type="string" text:name="DocNumber"/>
        <text:variable-decl office:value-type="string" text:name="DocRev"/>
        <text:variable-decl office:value-type="string" text:name="DocDate"/>
        <text:variable-decl office:value-type="string" text:name="DocRepo"/>
        <text:variable-decl office:value-type="string" text:name="DocCreator"/>
        <text:variable-decl office:value-type="string" text:name="DocClass"/>
        <text:variable-decl office:value-type="string" text:name="DocClassification"/>
        <text:variable-decl office:value-type="string" text:name="DocArea"/>
        <text:variable-decl office:value-type="string" text:name="DocApprover"/>
        <text:variable-decl office:value-type="string" text:name="COURSECODE"/>
        <text:variable-decl office:value-type="string" text:name="COURSENAME"/>
        <text:variable-decl office:value-type="string" text:name="projTimeClass"/>
        <text:variable-decl office:value-type="string" text:name="DocDepartment"/>
      </text:variable-decls>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Figure"/>
      </text:sequence-decls>
      <text:p text:style-name="P11"><text:subject>Technical Description</text:subject></text:p>
      <text:p text:style-name="P3"><text:title>Setting up the Daisy Project Flow</text:title></text:p>
      <text:section text:style-name="Sect1" text:name="Section1">
        <text:p text:style-name="verysmall"/>
        <text:p text:style-name="Heading">Description</text:p>
        <text:p text:style-name="P2">The document outlines how to set up the Daisy project flow.</text:p>
        <text:p text:style-name="verysmall"/>
        <text:p text:style-name="P7">Outline</text:p>
        <text:table-of-content text:style-name="Sect2" text:protected="true" text:name="Table of Contents2">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2_Head">
              <text:p text:style-name="Contents_20_Heading">Table of Contents</text:p>
            </text:index-title>
            <text:p text:style-name="P8">1.Introduction<text:tab/>2</text:p>
            <text:p text:style-name="P8">2.Job Description<text:tab/>2</text:p>
          </text:index-body>
        </text:table-of-content>
        <text:p text:style-name="P5"/>
        <text:p text:style-name="Heading">History</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Table_20_Heading">Rev</text:p>
            </table:table-cell>
            <table:table-cell table:style-name="Table2.A1" office:value-type="string">
              <text:p text:style-name="Table_20_Heading">Date</text:p>
            </table:table-cell>
            <table:table-cell table:style-name="Table2.A1" office:value-type="string">
              <text:p text:style-name="Table_20_Heading">Comment</text:p>
            </table:table-cell>
            <table:table-cell table:style-name="Table2.D1" office:value-type="string">
              <text:p text:style-name="Table_20_Heading">Issued by</text:p>
            </table:table-cell>
          </table:table-row>
          <table:table-row table:style-name="Table2.2">
            <table:table-cell table:style-name="Table2.A2" office:value-type="string">
              <text:p text:style-name="Table_20_Contents"><text:variable-get text:name="DocRev" office:value-type="string">PA1</text:variable-get></text:p>
            </table:table-cell>
            <table:table-cell table:style-name="Table2.A2" office:value-type="string">
              <text:p text:style-name="Table_20_Contents"><text:variable-get text:name="DocDate" office:value-type="string">2009-09-08</text:variable-get></text:p>
            </table:table-cell>
            <table:table-cell table:style-name="Table2.A2" office:value-type="string">
              <text:p text:style-name="Table_20_Contents">Creation</text:p>
            </table:table-cell>
            <table:table-cell table:style-name="Table2.D2" office:value-type="string">
              <text:p text:style-name="Table_20_Contents">J Jacob Wikner</text:p>
            </table:table-cell>
          </table:table-row>
          <table:table-row table:style-name="Table2.2">
            <table:table-cell table:style-name="Table2.A2" office:value-type="string">
              <text:p text:style-name="Table_20_Contents"><text:variable-get text:name="DocRev" office:value-type="string">PA1</text:variable-get>o</text:p>
            </table:table-cell>
            <table:table-cell table:style-name="Table2.A2" office:value-type="string">
              <text:p text:style-name="Table_20_Contents">2009-09-04</text:p>
            </table:table-cell>
            <table:table-cell table:style-name="Table2.A2" office:value-type="string">
              <text:p text:style-name="Table_20_Contents">On-going</text:p>
            </table:table-cell>
            <table:table-cell table:style-name="Table2.D2" office:value-type="string">
              <text:p text:style-name="Table_20_Contents"><text:variable-get text:name="DocCreator" office:value-type="string">J Jacob Wikner</text:variable-get></text:p>
            </table:table-cell>
          </table:table-row>
        </table:table>
        <text:p text:style-name="Heading">Distributio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Table_20_Heading">Name</text:p>
            </table:table-cell>
            <table:table-cell table:style-name="Table5.A1" office:value-type="string">
              <text:p text:style-name="Table_20_Heading">Sign</text:p>
            </table:table-cell>
            <table:table-cell table:style-name="Table5.A1" office:value-type="string">
              <text:p text:style-name="Table_20_Heading">Affiliation</text:p>
            </table:table-cell>
            <table:table-cell table:style-name="Table5.D1" office:value-type="string">
              <text:p text:style-name="Table_20_Heading">Contact</text:p>
            </table:table-cell>
          </table:table-row>
          <table:table-row table:style-name="Table5.2">
            <table:table-cell table:style-name="Table5.A2" office:value-type="string">
              <text:p text:style-name="Table_20_Contents">J Jacob Wikner</text:p>
            </table:table-cell>
            <table:table-cell table:style-name="Table5.A2" office:value-type="string">
              <text:p text:style-name="Table_20_Contents">JJW</text:p>
            </table:table-cell>
            <table:table-cell table:style-name="Table5.A2" office:value-type="string">
              <text:p text:style-name="Table_20_Contents">Linköping University</text:p>
            </table:table-cell>
            <table:table-cell table:style-name="Table5.D2" office:value-type="string">
              <text:p text:style-name="Table_20_Contents">jacobw@isy.liu.se</text:p>
            </table:table-cell>
          </table:table-row>
          <table:table-row table:style-name="Table5.2">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
        <text:p text:style-name="Text_20_body"/>
        <text:p text:style-name="P4"/>
        <text:p text:style-name="P6"/>
        <text:h text:style-name="P9" text:outline-level="1">Introduction / Background</text:h>
        <text:p text:style-name="Body"><text:span text:style-name="T1">In order to share designs, test benches, etc., between final-year projects, research, and industry-related projects, the Daisy flow has been created. Essentially it is a project and module based approach. It mainly targets the Cadence mixed-signal design flow and the Mentor physical verification flow. However, there are also a set of shell scripts and aliases, etc., that enables user to jump between different projects with the same look-and-feel. Or for the supervisor to use the environment of the final-year project student, etc.</text:span></text:p>
        <text:p text:style-name="Body"><text:span text:style-name="T1">Module-based approach</text:span></text:p>
        <text:p text:style-name="Body"><draw:frame draw:style-name="fr2" draw:name="Frame2" text:anchor-type="paragraph" svg:width="6.6402in" draw:z-index="6"><draw:text-box fo:min-height="5.7902in"><text:p text:style-name="Figure"><draw:frame draw:style-name="fr4" draw:name="Object1" text:anchor-type="paragraph" svg:x="0.0839in" svg:y="0.0465in" svg:width="6.3673in" style:rel-width="98%" svg:height="5.0138in" style:rel-height="scale" draw:z-index="7"><draw:object xlink:href="./Object 1" xlink:type="simple" xlink:show="embed" xlink:actuate="onLoad"/><draw:image xlink:href="./ObjectReplacements/Object 1" xlink:type="simple" xlink:show="embed" xlink:actuate="onLoad"/></draw:frame>Figure <text:sequence text:ref-name="refFigure0" text:name="Figure" text:formula="ooow:Figure+1" style:num-format="1">1.1</text:sequence>: Directory structure for the daisy projects</text:p></draw:text-box></draw:frame><text:span text:style-name="T1">Shared cells</text:span></text:p>
        <text:p text:style-name="Body"><text:span text:style-name="T1">No version control currently</text:span></text:p>
        <text:p text:style-name="Body"><text:soft-page-break/>simulation</text:p>
        <text:p text:style-name="Body"/>
        <text:p text:style-name="Body"/>
        <text:p text:style-name="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Table_20_Heading">Path</text:p>
              </table:table-cell>
              <table:table-cell table:style-name="Table1.A1" office:value-type="string">
                <text:p text:style-name="Table_20_Heading">Project</text:p>
              </table:table-cell>
              <table:table-cell table:style-name="Table1.A1" office:value-type="string">
                <text:p text:style-name="Table_20_Heading">Subproject</text:p>
              </table:table-cell>
              <table:table-cell table:style-name="Table1.A1" office:value-type="string">
                <text:p text:style-name="Table_20_Heading">Directory</text:p>
              </table:table-cell>
              <table:table-cell table:style-name="Table1.A1" office:value-type="string">
                <text:p text:style-name="Table_20_Heading">Directory</text:p>
              </table:table-cell>
              <table:table-cell table:style-name="Table1.F1" office:value-type="string">
                <text:p text:style-name="Table_20_Heading">Comment</text:p>
              </table:table-cell>
            </table:table-row>
          </table:table-header-rows>
          <table:table-row>
            <table:table-cell table:style-name="Table1.A2" office:value-type="string">
              <text:p text:style-name="Table_20_Contents"/>
            </table:table-cell>
            <table:table-cell table:style-name="Table1.A2" office:value-type="string">
              <text:p text:style-name="Table_20_Contents">optoScale</text:p>
            </table:table-cell>
            <table:table-cell table:style-name="Table1.A2" office:value-type="string">
              <text:p text:style-name="Table_20_Contents">daisyOptoScale</text:p>
            </table:table-cell>
            <table:table-cell table:style-name="Table1.A2" office:value-type="string">
              <text:p text:style-name="Table_20_Contents">cds</text:p>
            </table:table-cell>
            <table:table-cell table:style-name="Table1.A2" office:value-type="string">
              <text:p text:style-name="Table_20_Contents">Cadence libraries</text:p>
            </table:table-cell>
            <table:table-cell table:style-name="Table1.F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doc</text:p>
            </table:table-cell>
            <table:table-cell table:style-name="Table1.A2" office:value-type="string">
              <text:p text:style-name="Table_20_Contents"/>
            </table:table-cell>
            <table:table-cell table:style-name="Table1.F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m</text:p>
            </table:table-cell>
            <table:table-cell table:style-name="Table1.A2" office:value-type="string">
              <text:p text:style-name="Table_20_Contents"/>
            </table:table-cell>
            <table:table-cell table:style-name="Table1.F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cshrc</text:p>
            </table:table-cell>
            <table:table-cell table:style-name="Table1.A2" office:value-type="string">
              <text:p text:style-name="Table_20_Contents"/>
            </table:table-cell>
            <table:table-cell table:style-name="Table1.F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bin</text:p>
            </table:table-cell>
            <table:table-cell table:style-name="Table1.A2" office:value-type="string">
              <text:p text:style-name="Table_20_Contents"/>
            </table:table-cell>
            <table:table-cell table:style-name="Table1.F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sim</text:p>
            </table:table-cell>
            <table:table-cell table:style-name="Table1.A2" office:value-type="string">
              <text:p text:style-name="Table_20_Contents"/>
            </table:table-cell>
            <table:table-cell table:style-name="Table1.F2" office:value-type="string">
              <text:p text:style-name="Table_20_Contents">Simulation directory</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pv</text:p>
            </table:table-cell>
            <table:table-cell table:style-name="Table1.A2" office:value-type="string">
              <text:p text:style-name="Table_20_Contents"/>
            </table:table-cell>
            <table:table-cell table:style-name="Table1.F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figs</text:p>
            </table:table-cell>
            <table:table-cell table:style-name="Table1.A2" office:value-type="string">
              <text:p text:style-name="Table_20_Contents"/>
            </table:table-cell>
            <table:table-cell table:style-name="Table1.F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ch</text:p>
            </table:table-cell>
            <table:table-cell table:style-name="Table1.A2" office:value-type="string">
              <text:p text:style-name="Table_20_Contents"/>
            </table:table-cell>
            <table:table-cell table:style-name="Table1.F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apeout</text:p>
            </table:table-cell>
            <table:table-cell table:style-name="Table1.A2" office:value-type="string">
              <text:p text:style-name="Table_20_Contents"/>
            </table:table-cell>
            <table:table-cell table:style-name="Table1.F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
            </table:table-cell>
          </table:table-row>
        </table:table>
        <text:p text:style-name="Body"><text:span text:style-name="T1"/></text:p>
        <text:p text:style-name="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Arial Unicode MS'" style:font-charset="x-symbol"/>
    <style:font-face style:name="Courier" svg:font-family="Courier"/>
    <style:font-face style:name="Luxi Sans1"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Helvetica" svg:font-family="Helvetica" style:font-adornments="Bold" style:font-family-generic="swiss" style:font-pitch="variable"/>
    <style:font-face style:name="Luxi Sans" svg:font-family="'Luxi Sans'" style:font-family-generic="swiss" style:font-pitch="variable"/>
    <style:font-face style:name="Lucidasans" svg:font-family="Lucidasans" style:font-family-generic="system" style:font-pitch="variable"/>
    <style:font-face style:name="Nimbus Sans L" svg:font-family="'Nimbus Sans L'" style:font-family-generic="system" style:font-pitch="variable"/>
  </office:font-face-decls>
  <office:styles>
    <draw:gradient draw:name="Gradient_20_12" draw:display-name="Gradient 12" draw:style="linear" draw:start-color="#000000" draw:end-color="#ffffff"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 draw:display-name="Hatch 3"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 draw:display-name="Hatch 5"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hatch draw:name="Hatch_20_53" draw:display-name="Hatch 53" draw:style="single" draw:color="#000000" draw:distance="0.0043in" draw:rotation="0"/>
    <draw:hatch draw:name="Hatch_20_54" draw:display-name="Hatch 54" draw:style="single" draw:color="#000000" draw:distance="0.0043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 draw:display-name="Hatch 6"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67" draw:display-name="Hatch 67" draw:style="single" draw:color="#000000" draw:distance="0.0043in" draw:rotation="0"/>
    <draw:hatch draw:name="Hatch_20_68" draw:display-name="Hatch 68" draw:style="single" draw:color="#000000" draw:distance="0.0043in" draw:rotation="0"/>
    <draw:hatch draw:name="Hatch_20_69" draw:display-name="Hatch 69" draw:style="single" draw:color="#000000" draw:distance="0.0043in" draw:rotation="0"/>
    <draw:hatch draw:name="Hatch_20_7" draw:display-name="Hatch 7" draw:style="single" draw:color="#000000" draw:distance="0.0043in" draw:rotation="0"/>
    <draw:hatch draw:name="Hatch_20_70" draw:display-name="Hatch 70" draw:style="single" draw:color="#000000" draw:distance="0.0043in" draw:rotation="0"/>
    <draw:hatch draw:name="Hatch_20_71" draw:display-name="Hatch 71" draw:style="single" draw:color="#000000" draw:distance="0.0043in" draw:rotation="0"/>
    <draw:hatch draw:name="Hatch_20_72" draw:display-name="Hatch 72" draw:style="single" draw:color="#000000" draw:distance="0.0043in" draw:rotation="0"/>
    <draw:hatch draw:name="Hatch_20_73" draw:display-name="Hatch 73" draw:style="single" draw:color="#000000" draw:distance="0.0043in" draw:rotation="0"/>
    <draw:hatch draw:name="Hatch_20_74" draw:display-name="Hatch 74" draw:style="single" draw:color="#000000" draw:distance="0.0043in" draw:rotation="0"/>
    <draw:hatch draw:name="Hatch_20_75" draw:display-name="Hatch 75" draw:style="single" draw:color="#000000" draw:distance="0.0043in" draw:rotation="0"/>
    <draw:hatch draw:name="Hatch_20_76" draw:display-name="Hatch 76" draw:style="single" draw:color="#000000" draw:distance="0.0043in" draw:rotation="0"/>
    <draw:hatch draw:name="Hatch_20_77" draw:display-name="Hatch 77" draw:style="single" draw:color="#000000" draw:distance="0.0043in" draw:rotation="0"/>
    <draw:hatch draw:name="Hatch_20_78" draw:display-name="Hatch 78" draw:style="single" draw:color="#000000" draw:distance="0.0043in" draw:rotation="0"/>
    <draw:hatch draw:name="Hatch_20_79" draw:display-name="Hatch 79" draw:style="single" draw:color="#000000" draw:distance="0.0043in" draw:rotation="0"/>
    <draw:hatch draw:name="Hatch_20_8" draw:display-name="Hatch 8" draw:style="single" draw:color="#000000" draw:distance="0.0043in" draw:rotation="0"/>
    <draw:hatch draw:name="Hatch_20_80" draw:display-name="Hatch 80" draw:style="single" draw:color="#000000" draw:distance="0.0043in" draw:rotation="0"/>
    <draw:hatch draw:name="Hatch_20_81" draw:display-name="Hatch 81" draw:style="single" draw:color="#000000" draw:distance="0.0043in" draw:rotation="0"/>
    <draw:hatch draw:name="Hatch_20_82" draw:display-name="Hatch 82" draw:style="single" draw:color="#000000" draw:distance="0.0043in" draw:rotation="0"/>
    <draw:hatch draw:name="Hatch_20_83" draw:display-name="Hatch 83"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60" draw:display-name="Dash 60" draw:style="rect" draw:dots1="1" draw:dots1-length="0.0043in" draw:dots2="1" draw:dots2-length="0.0043in" draw:distance="0.0043in"/>
    <draw:stroke-dash draw:name="Dash_20_61" draw:display-name="Dash 61" draw:style="rect" draw:dots1="1" draw:dots1-length="0.0043in" draw:dots2="1" draw:dots2-length="0.0043in" draw:distance="0.0043in"/>
    <draw:stroke-dash draw:name="Dash_20_62" draw:display-name="Dash 62"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70" draw:display-name="Dash 70"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72" draw:display-name="Dash 72" draw:style="rect" draw:dots1="1" draw:dots1-length="0.0043in" draw:dots2="1" draw:dots2-length="0.0043in" draw:distance="0.0043in"/>
    <draw:stroke-dash draw:name="Dash_20_73" draw:display-name="Dash 73" draw:style="rect" draw:dots1="1" draw:dots1-length="0.0043in" draw:dots2="1" draw:dots2-length="0.0043in" draw:distance="0.0043in"/>
    <draw:stroke-dash draw:name="Dash_20_74" draw:display-name="Dash 74" draw:style="rect" draw:dots1="1" draw:dots1-length="0.0043in" draw:dots2="1" draw:dots2-length="0.0043in" draw:distance="0.0043in"/>
    <draw:stroke-dash draw:name="Dash_20_75" draw:display-name="Dash 75" draw:style="rect" draw:dots1="1" draw:dots1-length="0.0043in" draw:dots2="1" draw:dots2-length="0.0043in" draw:distance="0.0043in"/>
    <draw:stroke-dash draw:name="Dash_20_76" draw:display-name="Dash 76"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78" draw:display-name="Dash 78" draw:style="rect" draw:dots1="1" draw:dots1-length="0.0043in" draw:dots2="1" draw:dots2-length="0.0043in" draw:distance="0.0043in"/>
    <draw:stroke-dash draw:name="Dash_20_79" draw:display-name="Dash 79"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80" draw:display-name="Dash 80" draw:style="rect" draw:dots1="1" draw:dots1-length="0.0043in" draw:dots2="1" draw:dots2-length="0.0043in" draw:distance="0.0043in"/>
    <draw:stroke-dash draw:name="Dash_20_81" draw:display-name="Dash 81" draw:style="rect" draw:dots1="1" draw:dots1-length="0.0043in" draw:dots2="1" draw:dots2-length="0.0043in" draw:distance="0.0043in"/>
    <draw:stroke-dash draw:name="Dash_20_82" draw:display-name="Dash 82" draw:style="rect" draw:dots1="1" draw:dots1-length="0.0043in" draw:dots2="1" draw:dots2-length="0.0043in" draw:distance="0.0043in"/>
    <draw:stroke-dash draw:name="Dash_20_83" draw:display-name="Dash 83" draw:style="rect" draw:dots1="1" draw:dots1-length="0.0043in" draw:dots2="1" draw:dots2-length="0.0043in" draw:distance="0.0043in"/>
    <draw:stroke-dash draw:name="Dash_20_84" draw:display-name="Dash 84"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Nimbus Roman No9 L" fo:font-size="12pt" fo:language="en" fo:country="US" style:font-name-asian="Nimbus Sans L"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83in" fo:margin-bottom="0in" style:line-height-at-least="0.1807in" fo:text-align="justify" style:justify-single-word="false" fo:orphans="2" fo:widows="2" fo:hyphenation-ladder-count="no-limit" style:page-number="auto" style:text-autospace="ideograph-alpha" style:punctuation-wrap="hanging" style:line-break="strict" style:writing-mode="lr-tb"/>
      <style:text-properties style:use-window-font-color="true" style:font-name="Arial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fo:line-height="0.2in" style:register-true="true"/>
      <style:text-properties style:font-name="Arial1" fo:font-size="10.5pt" fo:language="sv" fo:country="SE" style:font-size-asian="9pt"/>
    </style:style>
    <style:style style:name="Heading" style:family="paragraph" style:parent-style-name="Standard" style:next-style-name="Text_20_body" style:class="text">
      <style:paragraph-properties fo:margin-top="0.1665in" fo:margin-bottom="0.0835in" fo:keep-with-next="always"/>
      <style:text-properties style:font-name="Helvetica" fo:font-size="10.5pt" fo:font-weight="bold" style:font-name-asian="Luxi Sans1" style:font-size-asian="14pt" style:font-name-complex="Luxi Sans1" style:font-size-complex="14pt"/>
    </style:style>
    <style:style style:name="Heading_20_1" style:display-name="Heading 1" style:family="paragraph" style:parent-style-name="Standard" style:next-style-name="Body" style:auto-update="true" style:class="text" style:master-page-name="" style:default-outline-level="1">
      <style:paragraph-properties fo:margin-left="0in" fo:margin-right="0in" fo:margin-top="0.2098in" fo:margin-bottom="0.2098in" fo:text-indent="0in" style:auto-text-indent="false" style:page-number="auto" fo:break-before="auto" fo:break-after="auto" fo:background-color="transparent" style:shadow="none" fo:keep-with-next="always">
        <style:background-image/>
      </style:paragraph-properties>
      <style:text-properties fo:text-transform="uppercase" fo:color="#000000" style:font-name="Arial" fo:font-size="16pt" fo:font-weight="bold" style:letter-kerning="true" style:font-size-asian="16pt" style:font-weight-asian="bold"/>
    </style:style>
    <style:style style:name="Heading_20_2" style:display-name="Heading 2" style:family="paragraph" style:parent-style-name="Standard" style:next-style-name="Body" style:auto-update="true" style:class="text" style:master-page-name="" style:default-outline-level="2">
      <style:paragraph-properties fo:margin-left="0in" fo:margin-right="0in" fo:margin-top="0.1098in" fo:margin-bottom="0.0402in" fo:orphans="2" fo:widows="2" fo:text-indent="0in" style:auto-text-indent="false" style:page-number="auto" fo:keep-with-next="always"/>
      <style:text-properties style:font-name="Arial" fo:font-size="12pt" fo:font-weight="bold" style:font-size-asian="12pt" style:font-weight-asian="bold"/>
    </style:style>
    <style:style style:name="Heading_20_3" style:display-name="Heading 3" style:family="paragraph" style:parent-style-name="Standard" style:next-style-name="Body" style:auto-update="true" style:class="text" style:master-page-name="" style:default-outline-level="3">
      <style:paragraph-properties fo:margin-left="-0.2in" fo:margin-right="0in" fo:margin-top="0.1701in" fo:margin-bottom="0.0598in" fo:text-align="start" style:justify-single-word="false" fo:orphans="3" fo:widows="3" fo:text-indent="0in" style:auto-text-indent="false" style:page-number="auto" fo:keep-with-next="always"/>
      <style:text-properties style:font-name="Arial" fo:font-size="10.5pt" fo:font-weight="bold" style:font-size-asian="10pt" style:font-weight-asian="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weight="bold" style:font-weight-asian="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style:font-name="Arial" fo:font-weight="bold" style:font-weight-asian="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style:font-name="Arial" fo:font-weight="bold" style:font-weight-asian="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Arial" fo:font-weight="bold" style:font-weight-asian="bold"/>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Arial" fo:font-weight="bold" style:font-weight-asian="bold"/>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weight="bold" style:font-weight-asian="bold"/>
    </style:style>
    <style:style style:name="Heading_20_10" style:display-name="Heading 10" style:family="paragraph" style:parent-style-name="Heading" style:next-style-name="Text_20_body" style:class="text">
      <style:paragraph-properties fo:margin-left="0in" fo:margin-right="0in" fo:text-indent="0in" style:auto-text-indent="false"/>
      <style:text-properties fo:font-size="10.5pt" fo:font-weight="bold" style:font-size-asian="10.5pt" style:font-weight-asian="bold" style:font-size-complex="10.5pt" style:font-weight-complex="bold"/>
    </style:style>
    <style:style style:name="List" style:family="paragraph" style:parent-style-name="Standard" style:class="list">
      <style:paragraph-properties fo:margin-left="0.1965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_20_Start" style:display-name="Numbering 2 Start" style:family="paragraph" style:parent-style-name="List" style:class="list">
      <style:paragraph-properties fo:margin-left="0.5in" fo:margin-right="0in" fo:margin-top="0.1665in" fo:margin-bottom="0.0835in" fo:text-indent="-0.25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4" style:display-name="Numbering 4" style:family="paragraph" style:parent-style-name="List" style:class="list">
      <style:paragraph-properties fo:margin-left="1in" fo:margin-right="0in" fo:margin-top="0in" fo:margin-bottom="0.083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style>
    <style:style style:name="Header" style:family="paragraph" style:parent-style-name="Standard" style:class="extra">
      <style:paragraph-properties fo:margin-top="0in" fo:margin-bottom="0in">
        <style:tab-stops>
          <style:tab-stop style:position="3.15in" style:type="center"/>
          <style:tab-stop style:position="6.3in" style:type="right"/>
        </style:tab-stops>
      </style:paragraph-properties>
      <style:text-properties style:font-name="Arial1" fo:font-size="8pt" style:font-size-asian="8pt"/>
    </style:style>
    <style:style style:name="Header_20_left" style:display-name="Header left" style:family="paragraph" style:parent-style-name="Standard" style:class="extra">
      <style:paragraph-properties text:number-lines="false" text:line-number="0">
        <style:tab-stops>
          <style:tab-stop style:position="3.039in" style:type="center"/>
          <style:tab-stop style:position="6.0783in" style:type="right"/>
        </style:tab-stops>
      </style:paragraph-properties>
      <style:text-properties fo:font-size="8pt" style:font-size-asian="8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3.039in" style:type="center"/>
          <style:tab-stop style:position="6.0783in" style:type="right"/>
        </style:tab-stops>
      </style:paragraph-properties>
      <style:text-properties fo:font-size="8pt" style:font-size-asian="8pt"/>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master-page-name="">
      <style:paragraph-properties fo:margin-top="0in" fo:margin-bottom="0in" fo:line-height="100%" fo:text-align="start" style:justify-single-word="false" style:page-number="auto" text:number-lines="false" text:line-number="0"/>
      <style:text-properties style:font-name="Arial1" fo:font-size="10.5pt" style:font-size-asian="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Arial2" fo:font-size="10.5pt" fo:font-style="normal" fo:font-weight="bold" style:font-size-asian="9pt"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Arial3" fo:font-size="12pt" fo:font-style="italic" style:font-size-asian="12pt" style:font-style-asian="italic" style:font-size-complex="12pt" style:font-style-complex="italic"/>
    </style:style>
    <style:style style:name="Table" style:family="paragraph" style:parent-style-name="Caption" style:next-style-name="Text_20_body" style:class="extra" style:master-page-name="">
      <style:paragraph-properties fo:margin-left="0.472in" fo:margin-right="0in" fo:margin-top="0in" fo:margin-bottom="0.0827in" fo:text-align="start" style:justify-single-word="false" fo:text-indent="-0.472in" style:auto-text-indent="false" style:page-number="auto">
        <style:tab-stops>
          <style:tab-stop style:position="0.5118in"/>
        </style:tab-stops>
      </style:paragraph-properties>
      <style:text-properties fo:font-size="9pt" fo:font-style="normal" style:font-size-asian="9pt" style:font-style-asian="normal"/>
    </style:style>
    <style:style style:name="Text" style:family="paragraph" style:parent-style-name="Caption" style:class="extra"/>
    <style:style style:name="Frame_20_contents" style:display-name="Frame contents" style:family="paragraph" style:parent-style-name="Text_20_body" style:class="extra">
      <style:paragraph-properties style:vertical-align="auto"/>
      <style:text-properties style:font-name="Arial1" fo:font-size="6pt"/>
    </style:style>
    <style:style style:name="Footnote" style:family="paragraph" style:parent-style-name="Standard" style:class="extra" style:master-page-name="">
      <style:paragraph-properties fo:text-align="start" style:justify-single-word="false" fo:keep-together="always" fo:orphans="0" fo:widows="0" style:page-number="auto" fo:background-color="transparent" style:shadow="none" style:join-border="true">
        <style:tab-stops/>
        <style:background-image/>
      </style:paragraph-properties>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color="#ffffff" style:font-name="Arial1" fo:font-size="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in" fo:margin-bottom="0in">
        <style:tab-stops>
          <style:tab-stop style:position="0.278in"/>
          <style:tab-stop style:position="6.0717in" style:type="right" style:leader-style="dotted" style:leader-text="."/>
        </style:tab-stops>
      </style:paragraph-properties>
      <style:text-properties style:font-name="Arial" fo:font-size="10pt" fo:language="en" fo:country="US" style:font-size-asian="12pt" style:language-asian="en" style:country-asian="US"/>
    </style:style>
    <style:style style:name="Contents_20_2" style:display-name="Contents 2" style:family="paragraph" style:parent-style-name="Standard" style:next-style-name="Standard" style:class="index">
      <style:paragraph-properties fo:margin-left="0.139in" fo:margin-right="0in" fo:margin-top="0in" fo:margin-bottom="0in" fo:text-indent="0in" style:auto-text-indent="false"/>
      <style:text-properties style:font-name="Arial" fo:font-size="9pt" fo:font-weight="normal" style:font-weight-asian="bold"/>
    </style:style>
    <style:style style:name="Contents_20_3" style:display-name="Contents 3" style:family="paragraph" style:parent-style-name="Standard" style:next-style-name="Standard" style:class="index">
      <style:paragraph-properties fo:margin-left="0.278in" fo:margin-right="0in" fo:margin-top="0in" fo:margin-bottom="0in" fo:text-indent="0in" style:auto-text-indent="false"/>
      <style:text-properties style:font-name="Arial" fo:font-size="8pt"/>
    </style:style>
    <style:style style:name="Contents_20_4" style:display-name="Contents 4" style:family="paragraph" style:parent-style-name="Standard" style:next-style-name="Standard" style:class="index">
      <style:paragraph-properties fo:margin-left="0.4165in" fo:margin-right="0in" fo:margin-top="0in" fo:margin-bottom="0in" fo:text-indent="0in" style:auto-text-indent="false"/>
      <style:text-properties style:font-name="Arial"/>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rödtext_20_2" style:display-name="Brödtext 2" style:family="paragraph" style:parent-style-name="Standard">
      <style:paragraph-properties fo:margin-left="0in" fo:margin-right="-0.0252in" fo:text-indent="0in" style:auto-text-indent="false">
        <style:tab-stops>
          <style:tab-stop style:position="0.8055in"/>
          <style:tab-stop style:position="1.1807in"/>
          <style:tab-stop style:position="1.8752in"/>
        </style:tab-stops>
      </style:paragraph-properties>
    </style:style>
    <style:style style:name="Bilaga" style:family="paragraph" style:parent-style-name="Heading_20_1" style:list-style-name="">
      <style:paragraph-properties fo:margin-left="0in" fo:margin-right="0in" fo:text-indent="0in" style:auto-text-indent="false"/>
    </style:style>
    <style:style style:name="Table_20_Description" style:display-name="Table Description" style:family="paragraph" style:parent-style-name="Standard" style:next-style-name="Standard">
      <style:paragraph-properties fo:margin-left="0in" fo:margin-right="0in" fo:margin-top="0.3937in" fo:margin-bottom="0.0398in" fo:text-indent="0in" style:auto-text-indent="false" fo:background-color="transparent" fo:keep-with-next="always">
        <style:background-image/>
      </style:paragraph-properties>
      <style:text-properties style:font-name="Nimbus Roman No9 L" fo:font-size="9pt" fo:language="en" fo:country="US" fo:font-weight="bold" style:font-size-asian="9pt" style:font-weight-asian="bold" style:font-size-complex="9pt"/>
    </style:style>
    <style:style style:name="Titel" style:family="paragraph" style:parent-style-name="Standard">
      <style:paragraph-properties fo:text-align="center" style:justify-single-word="false"/>
      <style:text-properties style:font-name="Arial" fo:font-size="24pt" fo:font-weight="bold" style:font-size-asian="24pt" style:font-weight-asian="bold"/>
    </style:style>
    <style:style style:name="Tabell1_20_Rubrik" style:display-name="Tabell1 Rubrik" style:family="paragraph" style:parent-style-name="Standard">
      <style:paragraph-properties style:line-height-at-least="0.139in" fo:keep-with-next="always"/>
      <style:text-properties style:font-name="Arial" fo:font-size="8pt" fo:language="en" fo:country="US" fo:font-weight="bold" style:font-size-asian="8pt" style:font-weight-asian="bold"/>
    </style:style>
    <style:style style:name="Tabell1" style:family="paragraph" style:parent-style-name="Standard">
      <style:paragraph-properties style:line-height-at-least="0.0693in"/>
      <style:text-properties style:font-name="Arial" fo:font-size="8pt" fo:language="en" fo:country="US" style:font-size-asian="8pt" style:language-asian="en" style:country-asian="US"/>
    </style:style>
    <style:style style:name="Title_20_1" style:display-name="Title 1" style:family="paragraph" style:parent-style-name="Heading_20_6" style:list-style-name="">
      <style:paragraph-properties fo:margin-left="0in" fo:margin-right="0in" fo:margin-top="0.0835in" fo:margin-bottom="0.0835in" style:line-height-at-least="0.0693in" fo:text-align="end" style:justify-single-word="false" fo:text-indent="0in" style:auto-text-indent="false" fo:keep-with-next="always"/>
      <style:text-properties fo:color="#000080" style:font-name="Times New Roman" fo:font-size="20pt" fo:language="en" fo:country="US" fo:font-weight="normal" style:font-size-asian="20pt" style:font-weight-asian="normal"/>
    </style:style>
    <style:style style:name="CellHeading" style:family="paragraph">
      <style:paragraph-properties style:line-height-at-least="0.1528in" fo:text-align="start" style:justify-single-word="false" fo:orphans="0" fo:widows="0" fo:hyphenation-ladder-count="no-limit" style:text-autospace="none" style:punctuation-wrap="hanging" style:line-break="strict" style:writing-mode="lr-tb"/>
      <style:text-properties style:use-window-font-color="true" style:font-name="Arial" fo:font-size="9pt" fo:language="sv" fo:country="SE" fo:font-weight="bold" style:font-name-asian="Times New Roman" style:font-size-asian="9pt" style:language-asian="en" style:country-asian="US" style:font-weight-asian="bold" style:font-name-complex="Arial" style:font-size-complex="9pt" style:language-complex="ar" style:country-complex="SA" style:font-weight-complex="bold" fo:hyphenate="false" fo:hyphenation-remain-char-count="2" fo:hyphenation-push-char-count="2"/>
    </style:style>
    <style:style style:name="CellBody_5f_8" style:display-name="CellBody_8" style:family="paragraph">
      <style:paragraph-properties fo:margin-top="0in" fo:margin-bottom="0.028in" style:line-height-at-least="0.139in" fo:text-align="start" style:justify-single-word="false" fo:orphans="0" fo:widows="0" fo:hyphenation-ladder-count="no-limit" style:text-autospace="none" style:punctuation-wrap="hanging" style:line-break="strict" style:writing-mode="lr-tb"/>
      <style:text-properties style:use-window-font-color="true" style:font-name="Arial" fo:font-size="8pt" fo:language="sv" fo:country="SE" style:font-name-asian="Times New Roman" style:font-size-asian="8pt" style:language-asian="en" style:country-asian="US" style:font-name-complex="Arial" style:font-size-complex="8pt" style:language-complex="ar" style:country-complex="SA" fo:hyphenate="false" fo:hyphenation-remain-char-count="2" fo:hyphenation-push-char-count="2"/>
    </style:style>
    <style:style style:name="Normal" style:family="paragraph" style:parent-style-name="Standard">
      <style:paragraph-properties fo:margin-top="0.0693in" fo:margin-bottom="0.0693in" style:line-height-at-least="0.0693in" fo:orphans="0" fo:widows="0" fo:hyphenation-ladder-count="no-limit"/>
      <style:text-properties fo:font-size="12pt" fo:language="en" fo:country="US" style:font-size-asian="12pt" style:font-size-complex="12pt" fo:hyphenate="false" fo:hyphenation-remain-char-count="2" fo:hyphenation-push-char-count="2"/>
    </style:style>
    <style:style style:name="Beskrivning1" style:family="paragraph" style:parent-style-name="Standard" style:next-style-name="Standard">
      <style:paragraph-properties fo:margin-top="0.0835in" fo:margin-bottom="0.0835in" fo:orphans="0" fo:widows="0" fo:hyphenation-ladder-count="no-limit"/>
      <style:text-properties fo:font-weight="bold" style:font-weight-asian="bold" fo:hyphenate="false" fo:hyphenation-remain-char-count="2" fo:hyphenation-push-char-count="2"/>
    </style:style>
    <style:style style:name="Header_20_Title" style:display-name="Header Title" style:family="paragraph" style:parent-style-name="Header">
      <style:paragraph-properties fo:margin-left="0in" fo:margin-right="0in" fo:margin-top="0in" fo:margin-bottom="0in" style:line-height-at-least="0.1807in" fo:text-indent="0in" style:auto-text-indent="false"/>
      <style:text-properties style:font-name="Luxi Sans" fo:font-size="8pt" fo:font-style="italic" fo:font-weight="bold" style:font-size-asian="8pt" style:font-style-asian="italic" style:font-weight-asian="bold"/>
    </style:style>
    <style:style style:name="BackToTestDescriptions" style:family="paragraph" style:parent-style-name="Standard" style:next-style-name="Standard">
      <style:paragraph-properties fo:margin-left="0in" fo:margin-right="0in" fo:margin-top="0.2362in" fo:margin-bottom="0.2362in" fo:text-align="center" style:justify-single-word="false" fo:text-indent="0in" style:auto-text-indent="false" fo:background-color="#ffffcc">
        <style:background-image/>
      </style:paragraph-properties>
    </style:style>
    <style:style style:name="NoteandOtherConditions" style:family="paragraph">
      <style:paragraph-properties fo:margin-left="0.3937in" fo:margin-right="0.7874in" fo:margin-top="0in" fo:margin-bottom="0in" fo:line-height="0.1575in" fo:text-align="start" style:justify-single-word="false" fo:keep-together="always" fo:orphans="0" fo:widows="0" fo:hyphenation-ladder-count="no-limit" fo:text-indent="0in" style:auto-text-indent="false" style:text-autospace="ideograph-alpha" style:punctuation-wrap="hanging" style:line-break="strict" style:writing-mode="lr-tb"/>
      <style:text-properties style:use-window-font-color="true" style:font-name="Nimbus Roman No9 L" fo:font-size="9pt" fo:language="en" fo:country="US" style:font-name-asian="Luxi Sans1" style:font-size-asian="9pt" style:language-asian="en" style:country-asian="US" style:font-name-complex="Luxi Sans1" style:font-size-complex="12pt" style:language-complex="en" style:country-complex="US" fo:hyphenate="false" fo:hyphenation-remain-char-count="2" fo:hyphenation-push-char-count="2"/>
    </style:style>
    <style:style style:name="NoteandOtherConditionsHeader" style:family="paragraph" style:parent-style-name="NoteandOtherConditions" style:next-style-name="NoteandOtherConditions">
      <style:paragraph-properties fo:margin-left="0in" fo:margin-right="0.7874in" fo:margin-top="0.0783in" fo:margin-bottom="0in" fo:text-indent="0in" style:auto-text-indent="false"/>
      <style:text-properties fo:font-weight="bold" style:font-weight-asian="bold"/>
    </style:style>
    <style:style style:name="NoteandOtherConditionsNumbered" style:family="paragraph" style:parent-style-name="NoteandOtherConditions">
      <style:paragraph-properties fo:margin-left="0.3937in" fo:margin-right="0.7874in" fo:text-indent="0in" style:auto-text-indent="false" text:number-lines="false" text:line-number="0"/>
    </style:style>
    <style:style style:name="Equation" style:family="paragraph" style:parent-style-name="Standard" style:next-style-name="Standard">
      <style:paragraph-properties fo:margin-left="0.3937in" fo:margin-right="0in" fo:margin-top="0.0783in" fo:margin-bottom="0.0783in" style:line-height-at-least="0.0693in" fo:text-align="start" style:justify-single-word="false" fo:text-indent="0in" style:auto-text-indent="false" fo:background-color="transparent">
        <style:background-image/>
      </style:paragraph-properties>
    </style:style>
    <style:style style:name="Figure" style:family="paragraph" style:parent-style-name="Standard" style:master-page-name="">
      <style:paragraph-properties fo:margin-left="0.6102in" fo:margin-right="0in" fo:margin-top="0.1598in" fo:margin-bottom="0.0799in" fo:text-align="start" style:justify-single-word="false" fo:text-indent="-0.6102in" style:auto-text-indent="false" style:page-number="auto">
        <style:tab-stops/>
      </style:paragraph-properties>
      <style:text-properties fo:font-size="9pt" style:font-size-asian="9pt"/>
    </style:style>
    <style:style style:name="Body" style:family="paragraph" style:parent-style-name="Standard" style:master-page-name="">
      <style:paragraph-properties fo:margin-top="0in" fo:margin-bottom="0.1665in" style:page-number="auto" style:shadow="none" fo:keep-with-next="auto"/>
      <style:text-properties style:font-name="Arial1" fo:font-size="10pt"/>
    </style:style>
    <style:style style:name="Body3" style:family="paragraph" style:parent-style-name="Body">
      <style:paragraph-properties fo:margin-left="1in" fo:margin-right="0in" fo:text-indent="0in" style:auto-text-indent="false"/>
      <style:text-properties fo:font-size="10pt" style:font-size-asian="10pt"/>
    </style:style>
    <style:style style:name="Body1" style:family="paragraph" style:parent-style-name="Body">
      <style:paragraph-properties fo:margin-left="1in" fo:margin-right="0in" fo:text-indent="0in" style:auto-text-indent="false"/>
    </style:style>
    <style:style style:name="Table_20_Heading_20_Compact" style:display-name="Table Heading Compact" style:family="paragraph" style:parent-style-name="Table_20_Heading">
      <style:paragraph-properties fo:line-height="100%"/>
      <style:text-properties style:font-name="Arial1" fo:font-size="8pt" fo:font-weight="bold" style:font-size-asian="7pt"/>
    </style:style>
    <style:style style:name="Table_20_Heading_20_Compact_20_Rotated" style:display-name="Table Heading Compact Rotated" style:family="paragraph" style:parent-style-name="Table_20_Heading_20_Compact">
      <style:text-properties style:text-rotation-angle="90" style:text-rotation-scale="line-height"/>
    </style:style>
    <style:style style:name="openForReview" style:family="paragraph" style:parent-style-name="Body" style:next-style-name="Body" style:list-style-name="" style:master-page-name="">
      <style:paragraph-properties fo:margin-top="0.2in" fo:margin-bottom="0.2in" fo:line-height="150%" style:page-number="auto" fo:background-color="#e6e6e6" fo:padding-left="0.0799in" fo:padding-right="0.0799in" fo:padding-top="0.1402in" fo:padding-bottom="0.1402in" fo:border="0.0008in solid #800000" style:shadow="none">
        <style:background-image/>
      </style:paragraph-properties>
      <style:text-properties fo:color="#800000" fo:font-size="10.5pt" fo:font-weight="normal"/>
    </style:style>
    <style:style style:name="Table_20_Header_20_Contents" style:display-name="Table Header Contents" style:family="paragraph">
      <style:paragraph-properties fo:line-height="0.1201in" fo:background-color="transparent">
        <style:background-image/>
      </style:paragraph-properties>
      <style:text-properties style:font-name="Arial1" fo:font-size="9pt" fo:font-weight="normal"/>
    </style:style>
    <style:style style:name="Important" style:family="paragraph" style:list-style-name="WW8Num1" style:master-page-name="">
      <style:paragraph-properties fo:margin-top="0.1in" fo:margin-bottom="0.1in" style:page-number="auto" fo:background-color="#ccffff" fo:padding-left="0.0402in" fo:padding-right="0.0402in" fo:padding-top="0.0799in" fo:padding-bottom="0.0799in" fo:border="0.0008in solid #000000" style:shadow="none">
        <style:background-image/>
      </style:paragraph-properties>
      <style:text-properties fo:color="#000000" style:font-name="Arial3" fo:font-size="11pt" fo:font-style="italic"/>
    </style:style>
    <style:style style:name="Footer_20_right" style:display-name="Footer right" style:family="paragraph" style:parent-style-name="Standard" style:class="extra" style:master-page-name="">
      <style:paragraph-properties fo:text-align="end" style:justify-single-word="false" style:page-number="auto" text:number-lines="false" text:line-number="0">
        <style:tab-stops>
          <style:tab-stop style:position="3.039in" style:type="center"/>
          <style:tab-stop style:position="6.0783in" style:type="right"/>
        </style:tab-stops>
      </style:paragraph-properties>
      <style:text-properties fo:font-size="6pt"/>
    </style:style>
    <style:style style:name="TBD" style:family="paragraph" style:parent-style-name="Table_20_Contents" style:next-style-name="Body" style:list-style-name="TBD" style:master-page-name="">
      <style:paragraph-properties fo:hyphenation-ladder-count="no-limit" style:page-number="auto" fo:background-color="transparent">
        <style:tab-stops/>
        <style:drop-cap/>
        <style:background-image/>
      </style:paragraph-properties>
      <style:text-properties fo:font-style="italic" fo:background-color="#ffff00" fo:hyphenate="true" fo:hyphenation-remain-char-count="2" fo:hyphenation-push-char-count="2"/>
    </style:style>
    <style:style style:name="Formula" style:family="paragraph" style:parent-style-name="Table_20_Contents" style:auto-update="true" style:master-page-name="">
      <style:paragraph-properties fo:margin-left="0.3in" fo:margin-right="0.1402in" fo:margin-top="0.0402in" fo:margin-bottom="0.0402in" fo:line-height="110%" fo:text-indent="-0.3in" style:auto-text-indent="false" style:page-number="auto">
        <style:tab-stops/>
      </style:paragraph-properties>
    </style:style>
    <style:style style:name="Illustration" style:family="paragraph" style:parent-style-name="Caption" style:class="extra"/>
    <style:style style:name="verysmall" style:family="paragraph" style:parent-style-name="Body" style:master-page-name="">
      <style:paragraph-properties fo:margin-top="0in" fo:margin-bottom="0in" fo:line-height="100%" style:page-number="auto"/>
      <style:text-properties fo:font-size="2pt"/>
    </style:style>
    <style:style style:name="Computer_20_Text" style:display-name="Computer Text" style:family="paragraph" style:parent-style-name="Standard" style:master-page-name="">
      <style:paragraph-properties fo:margin-left="0.198in" fo:margin-right="0in" fo:margin-top="0in" fo:margin-bottom="0in" fo:text-align="start" style:justify-single-word="false" fo:orphans="4" fo:widows="4" fo:text-indent="0in" style:auto-text-indent="false" style:page-number="auto" fo:keep-with-next="always">
        <style:tab-stops>
          <style:tab-stop style:position="0.5917in"/>
          <style:tab-stop style:position="1.1811in"/>
          <style:tab-stop style:position="1.7728in"/>
          <style:tab-stop style:position="2.3626in"/>
          <style:tab-stop style:position="2.9543in"/>
          <style:tab-stop style:position="3.5437in"/>
          <style:tab-stop style:position="4.1354in"/>
          <style:tab-stop style:position="4.7252in"/>
          <style:tab-stop style:position="5.3165in"/>
          <style:tab-stop style:position="5.9063in"/>
        </style:tab-stops>
      </style:paragraph-properties>
      <style:text-properties fo:color="#0000ff" style:font-name="Courier" fo:font-size="10.5pt" fo:font-weight="normal" style:font-size-asian="11pt" style:font-weight-asian="normal" style:font-weight-complex="normal"/>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ootnote_20_Symbol" style:display-name="Footnote Symbol" style:family="text" style:parent-style-name="Standardstycketeckensnitt">
      <style:text-properties style:text-position="super 58%"/>
    </style:style>
    <style:style style:name="Page_20_Number" style:display-name="Page Number" style:family="text" style:parent-style-name="Standardstycketeckensnit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Standardstycketeckensnitt">
      <style:text-properties fo:color="#0000ff" style:text-underline-style="solid" style:text-underline-width="auto" style:text-underline-color="font-color"/>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Absatz-Standardschriftart" style:family="text"/>
    <style:style style:name="Standardstycketeckensnitt" style:family="text"/>
    <style:style style:name="Subscript" style:family="text">
      <style:text-properties style:text-position="sub 58%"/>
    </style:style>
    <style:style style:name="Superscript" style:family="text" style:parent-style-name="Subscript">
      <style:text-properties style:text-position="super 58%"/>
    </style:style>
    <style:style style:name="TBD" style:family="text">
      <style:text-properties style:text-underline-style="dotted" style:text-underline-width="bold" style:text-underline-color="#ffff00" fo:background-color="#ffff66"/>
    </style:style>
    <style:style style:name="cj_5f_file_5f_reference_5f_name" style:display-name="cj_file_reference_name" style:family="text">
      <style:text-properties fo:font-style="italic"/>
    </style:style>
    <style:style style:name="digitalSignalBitWord" style:family="text">
      <style:text-properties style:font-name="Arial1" fo:font-size="10.5pt" fo:font-weight="normal" fo:background-color="#ffffcc"/>
    </style:style>
    <style:style style:name="analogSignal" style:family="text" style:parent-style-name="digitalSignalBitWord">
      <style:text-properties fo:background-color="#ffcc99"/>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omputer_20_Font" style:display-name="Computer Font" style:family="text">
      <style:text-properties fo:color="#0000ff" style:font-name="Courier" fo:font-size="10pt" fo:font-weight="normal" fo:background-color="#ffffcc" style:font-size-asian="12pt"/>
    </style:style>
    <style:style style:name="Frame" style:family="graphic">
      <style:graphic-properties svg:width="6.6902in" svg:height="0.1701in" text:anchor-type="paragraph" svg:x="0in" svg:y="0in" fo:margin-top="0.1in" fo:margin-bottom="0.1in" style:wrap="none" style:vertical-pos="top" style:vertical-rel="paragraph-content" style:horizontal-pos="center" style:horizontal-rel="paragraph-content" fo:background-color="transparent" style:background-transparency="100%" fo:padding="0in" fo:border="none" style:shadow="none">
        <style:background-image/>
        <style:columns fo:column-count="1" fo:column-gap="0in"/>
      </style:graphic-properties>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style:background-transparency="100%" fo:padding="0in" fo:border="none" style:shadow="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cj_5f_speadsheet" style:display-name="cj_speadsheet" style:family="graphic" style:auto-update="true">
      <style:graphic-properties svg:width="6.2992in" style:rel-width="100%" fo:min-height="0.3937in" text:anchor-type="paragraph" svg:y="0in" fo:margin-top="0in" fo:margin-bottom="0.1181in" style:wrap="none" style:vertical-pos="top" style:vertical-rel="paragraph-content" fo:background-color="transparent" style:background-transparency="100%" style:shadow="none" style:flow-with-text="true">
        <style:background-image/>
        <style:columns fo:column-count="1" fo:column-gap="0in"/>
      </style:graphic-properties>
    </style:style>
    <style:style style:name="Formula" style:family="graphic" style:auto-update="true">
      <style:graphic-properties text:anchor-type="as-char" svg:y="0in" fo:margin-left="0.0791in" fo:margin-right="0.0791in" fo:margin-top="0.2in" fo:margin-bottom="0.2in" style:wrap="parallel" style:number-wrapped-paragraphs="no-limit" style:wrap-contour="false" style:vertical-pos="middle" style:vertical-rel="text" fo:background-color="transparent" style:background-transparency="100%" style:shadow="none">
        <style:background-image/>
        <style:columns fo:column-count="1" fo:column-gap="0in"/>
      </style:graphic-properties>
    </style:style>
    <style:style style:name="Untitled1" style:family="graphic" style:parent-style-name="Frame"/>
    <style:style style:name="Untitled2" style:family="graphic" style:parent-style-name="Graphics"/>
    <style:style style:name="Untitled3" style:family="graphic" style:parent-style-name="Graphics"/>
    <style:style style:name="Untitled4" style:family="graphic" style:parent-style-name="Graphics"/>
    <text:outline-style style:name="Outline">
      <text:outline-level-style text:level="1" style:num-suffix="." style:num-format="1">
        <style:list-level-properties text:min-label-width="0.3937in"/>
      </text:outline-level-style>
      <text:outline-level-style text:level="2" style:num-suffix=" " style:num-format="1" text:display-levels="2">
        <style:list-level-properties text:min-label-width="0.3937in"/>
      </text:outline-level-style>
      <text:outline-level-style text:level="3" style:num-suffix=" " style:num-format="1" text:display-levels="3">
        <style:list-level-properties text:space-before="0.2in" text:min-label-width="0.3937in"/>
      </text:outline-level-style>
      <text:outline-level-style text:level="4" style:num-suffix=" " style:num-format="1" text:display-levels="4">
        <style:list-level-properties text:min-label-width="0.3937in"/>
      </text:outline-level-style>
      <text:outline-level-style text:level="5" style:num-suffix=" " style:num-format="1" text:display-levels="5">
        <style:list-level-properties text:min-label-width="0.3937in"/>
      </text:outline-level-style>
      <text:outline-level-style text:level="6" style:num-suffix=" " style:num-format="1" text:display-levels="6">
        <style:list-level-properties text:min-label-width="0.3937in"/>
      </text:outline-level-style>
      <text:outline-level-style text:level="7" style:num-suffix=" " style:num-format="1" text:display-levels="7">
        <style:list-level-properties text:min-label-width="0.3937in"/>
      </text:outline-level-style>
      <text:outline-level-style text:level="8" style:num-suffix=" " style:num-format="1" text:display-levels="8">
        <style:list-level-properties text:min-label-width="0.3937in"/>
      </text:outline-level-style>
      <text:outline-level-style text:level="9" style:num-suffix=" " style:num-format="1" text:display-levels="9">
        <style:list-level-properties text:min-label-width="0.3937in"/>
      </text:outline-level-style>
      <text:outline-level-style text:level="10" style:num-format="">
        <style:list-level-properties text:min-label-distance="0.15in"/>
      </text:outline-level-style>
    </text:outline-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WW8Num1">
      <text:list-level-style-bullet text:level="1" text:style-name="Bullet_20_Symbols" style:num-suffix="." text:bullet-char="✗">
        <style:list-level-properties text:min-label-width="0.1in"/>
        <style:text-properties style:font-name="StarSymbol"/>
      </text:list-level-style-bullet>
      <text:list-level-style-bullet text:level="2" text:style-name="Bullet_20_Symbols" style:num-suffix=" " text:bullet-char="✗">
        <style:list-level-properties text:min-label-width="0.3937in"/>
        <style:text-properties style:font-name="StarSymbol"/>
      </text:list-level-style-bullet>
      <text:list-level-style-bullet text:level="3" text:style-name="Bullet_20_Symbols" style:num-suffix=" " text:bullet-char="✗">
        <style:list-level-properties text:space-before="0.2in" text:min-label-width="0.3937in"/>
        <style:text-properties style:font-name="StarSymbol"/>
      </text:list-level-style-bullet>
      <text:list-level-style-bullet text:level="4" text:style-name="Bullet_20_Symbols" style:num-suffix=" " text:bullet-char="✗">
        <style:list-level-properties text:min-label-width="0.3937in"/>
        <style:text-properties style:font-name="StarSymbol"/>
      </text:list-level-style-bullet>
      <text:list-level-style-bullet text:level="5" text:style-name="Bullet_20_Symbols" style:num-suffix=" " text:bullet-char="✗">
        <style:list-level-properties text:min-label-width="0.3937in"/>
        <style:text-properties style:font-name="StarSymbol"/>
      </text:list-level-style-bullet>
      <text:list-level-style-bullet text:level="6" text:style-name="Bullet_20_Symbols" style:num-suffix=" " text:bullet-char="✗">
        <style:list-level-properties text:min-label-width="0.3937in"/>
        <style:text-properties style:font-name="StarSymbol"/>
      </text:list-level-style-bullet>
      <text:list-level-style-bullet text:level="7" text:style-name="Bullet_20_Symbols" style:num-suffix=" " text:bullet-char="✗">
        <style:list-level-properties text:min-label-width="0.3937in"/>
        <style:text-properties style:font-name="StarSymbol"/>
      </text:list-level-style-bullet>
      <text:list-level-style-bullet text:level="8" text:style-name="Bullet_20_Symbols" style:num-suffix=" " text:bullet-char="✗">
        <style:list-level-properties text:min-label-width="0.3937in"/>
        <style:text-properties style:font-name="StarSymbol"/>
      </text:list-level-style-bullet>
      <text:list-level-style-bullet text:level="9" text:style-name="Bullet_20_Symbols" style:num-suffix=" " text:bullet-char="✗">
        <style:list-level-properties text:min-label-width="0.3937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TBD">
      <text:list-level-style-number text:level="1" text:style-name="TBD" style:num-prefix="TBD" style:num-format="">
        <style:list-level-properties text:list-level-position-and-space-mode="label-alignment">
          <style:list-level-label-alignment text:label-followed-by="space"/>
        </style:list-level-properties>
      </text:list-level-style-number>
      <text:list-level-style-bullet text:level="2" text:style-name="Bullet_20_Symbols" style:num-suffix="." text:bullet-char="•">
        <style:list-level-properties text:list-level-position-and-space-mode="label-alignment">
          <style:list-level-label-alignment text:label-followed-by="space"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space"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space"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space"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space"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space"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space"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space"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space" fo:text-indent="-0.25in" fo:margin-left="2.75in"/>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9" style:family="table">
      <style:table-properties style:width="6.6924in" fo:margin-left="0in" fo:margin-right="-0.0028in" table:align="margins" style:writing-mode="lr-tb"/>
    </style:style>
    <style:style style:name="Table9.A" style:family="table-column">
      <style:table-column-properties style:column-width="1.9785in" style:rel-column-width="2849*"/>
    </style:style>
    <style:style style:name="Table9.B" style:family="table-column">
      <style:table-column-properties style:column-width="0.9868in" style:rel-column-width="1421*"/>
    </style:style>
    <style:style style:name="Table9.C" style:family="table-column">
      <style:table-column-properties style:column-width="0.5306in" style:rel-column-width="764*"/>
    </style:style>
    <style:style style:name="Table9.D" style:family="table-column">
      <style:table-column-properties style:column-width="1.1132in" style:rel-column-width="1603*"/>
    </style:style>
    <style:style style:name="Table9.E" style:family="table-column">
      <style:table-column-properties style:column-width="1.3451in" style:rel-column-width="1937*"/>
    </style:style>
    <style:style style:name="Table9.F" style:family="table-column">
      <style:table-column-properties style:column-width="0.7382in" style:rel-column-width="1063*"/>
    </style:style>
    <style:style style:name="Table9.1" style:family="table-row">
      <style:table-row-properties style:min-row-height="0.2083in"/>
    </style:style>
    <style:style style:name="Table9.A1" style:family="table-cell">
      <style:table-cell-properties fo:padding-left="0in" fo:padding-right="0in" fo:padding-top="0in" fo:padding-bottom="0.0597in" fo:border="none"/>
    </style:style>
    <style:style style:name="Table9.4" style:family="table-row">
      <style:table-row-properties style:min-row-height="0.1938in"/>
    </style:style>
    <style:style style:name="Table8" style:family="table">
      <style:table-properties style:width="6.6924in" fo:margin-left="0in" fo:margin-right="-0.0028in" table:align="margins" style:writing-mode="lr-tb"/>
    </style:style>
    <style:style style:name="Table8.A" style:family="table-column">
      <style:table-column-properties style:column-width="1.9785in" style:rel-column-width="2849*"/>
    </style:style>
    <style:style style:name="Table8.B" style:family="table-column">
      <style:table-column-properties style:column-width="0.9868in" style:rel-column-width="1421*"/>
    </style:style>
    <style:style style:name="Table8.C" style:family="table-column">
      <style:table-column-properties style:column-width="0.5306in" style:rel-column-width="764*"/>
    </style:style>
    <style:style style:name="Table8.D" style:family="table-column">
      <style:table-column-properties style:column-width="1.1132in" style:rel-column-width="1603*"/>
    </style:style>
    <style:style style:name="Table8.E" style:family="table-column">
      <style:table-column-properties style:column-width="1.3451in" style:rel-column-width="1937*"/>
    </style:style>
    <style:style style:name="Table8.F" style:family="table-column">
      <style:table-column-properties style:column-width="0.7382in" style:rel-column-width="1063*"/>
    </style:style>
    <style:style style:name="Table8.1" style:family="table-row">
      <style:table-row-properties style:min-row-height="0.2083in"/>
    </style:style>
    <style:style style:name="Table8.A1" style:family="table-cell">
      <style:table-cell-properties fo:padding-left="0in" fo:padding-right="0in" fo:padding-top="0in" fo:padding-bottom="0.0597in" fo:border="none"/>
    </style:style>
    <style:style style:name="Table8.4" style:family="table-row">
      <style:table-row-properties style:min-row-height="0.1938in"/>
    </style:style>
    <style:style style:name="Table4" style:family="table">
      <style:table-properties style:width="6.6979in" fo:margin-left="0in" fo:margin-right="-0.0028in" table:align="margins" style:writing-mode="lr-tb"/>
    </style:style>
    <style:style style:name="Table4.A" style:family="table-column">
      <style:table-column-properties style:column-width="1.9896in" style:rel-column-width="19466*"/>
    </style:style>
    <style:style style:name="Table4.B" style:family="table-column">
      <style:table-column-properties style:column-width="0.9792in" style:rel-column-width="9580*"/>
    </style:style>
    <style:style style:name="Table4.C" style:family="table-column">
      <style:table-column-properties style:column-width="0.5313in" style:rel-column-width="5197*"/>
    </style:style>
    <style:style style:name="Table4.D" style:family="table-column">
      <style:table-column-properties style:column-width="1.1139in" style:rel-column-width="10898*"/>
    </style:style>
    <style:style style:name="Table4.E" style:family="table-column">
      <style:table-column-properties style:column-width="1.3465in" style:rel-column-width="13174*"/>
    </style:style>
    <style:style style:name="Table4.F" style:family="table-column">
      <style:table-column-properties style:column-width="0.7382in" style:rel-column-width="7220*"/>
    </style:style>
    <style:style style:name="Table4.1" style:family="table-row">
      <style:table-row-properties style:min-row-height="0.1458in"/>
    </style:style>
    <style:style style:name="Table4.A1" style:family="table-cell">
      <style:table-cell-properties fo:padding-left="0in" fo:padding-right="0in" fo:padding-top="0in" fo:padding-bottom="0.0597in" fo:border="none"/>
    </style:style>
    <style:style style:name="Table4.4" style:family="table-row">
      <style:table-row-properties style:min-row-height="0.1938in"/>
    </style:style>
    <style:style style:name="MP1" style:family="paragraph" style:parent-style-name="Header" style:master-page-name="Standard">
      <style:paragraph-properties style:page-number="auto"/>
    </style:style>
    <style:style style:name="MP2" style:family="paragraph" style:parent-style-name="Table_20_Header_20_Contents" style:master-page-name="Standard">
      <style:paragraph-properties style:page-number="auto"/>
    </style:style>
    <style:style style:name="MP3" style:family="paragraph" style:parent-style-name="Table_20_Header_20_Contents">
      <style:text-properties fo:language="sv" fo:country="SE" style:language-asian="en" style:country-asian="US" style:language-complex="ar" style:country-complex="SA"/>
    </style:style>
    <style:style style:name="Mfr1" style:family="graphic" style:parent-style-name="Frame">
      <style:graphic-properties fo:margin-top="0in" fo:margin-bottom="0in" style:wrap="none" style:vertical-pos="top" style:vertical-rel="baseline" style:horizontal-pos="center" style:horizontal-rel="paragraph" fo:padding="0in" fo:border="none" style:shadow="none"/>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38in" fo:page-height="11.6925in" style:num-format="1" style:print-orientation="portrait" fo:margin-top="0.5in" fo:margin-bottom="0.8071in" fo:margin-left="1.3783in" fo:margin-right="0.8071in" fo:background-color="#ffffff" style:writing-mode="lr-tb" style:layout-grid-color="#c0c0c0" style:layout-grid-lines="41"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3071in" fo:margin-left="0in" fo:margin-right="0in" fo:margin-bottom="0.2681in" style:dynamic-spacing="true"/>
      </style:header-style>
      <style:footer-style/>
    </style:page-layout>
    <style:page-layout style:name="Mpm2">
      <style:page-layout-properties fo:page-width="8.2701in" fo:page-height="11.6902in" style:num-format="1" style:print-orientation="portrait" fo:margin-top="0.4902in" fo:margin-bottom="0.7902in" fo:margin-left="0.7902in" fo:margin-right="0.7902in" style:shadow="none" fo:background-color="#ffffff" style:register-truth-ref-style-name="Text_20_body" style:writing-mode="lr-tb" style:layout-grid-color="#c0c0c0" style:layout-grid-lines="42"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1402in" fo:margin-left="0in" fo:margin-right="0in" fo:margin-bottom="0.1in" fo:border-top="none" fo:border-bottom="0.0008in solid #000000" fo:border-left="none" fo:border-right="none" fo:padding="0in" style:shadow="none" fo:background-color="transparent" style:dynamic-spacing="false">
          <style:background-image/>
        </style:header-footer-properties>
      </style:header-style>
      <style:footer-style>
        <style:header-footer-properties fo:min-height="0.3in" fo:margin-left="0in" fo:margin-right="0in" fo:margin-top="0.1in" fo:border-top="0.0008in solid #000000" fo:border-bottom="none" fo:border-left="none" fo:border-right="none" fo:padding="0in" style:shadow="none" style:dynamic-spacing="false"/>
      </style:footer-style>
    </style:page-layout>
    <style:page-layout style:name="Mpm3" style:page-usage="right">
      <style:page-layout-properties fo:page-width="8.2701in" fo:page-height="11.6902in" style:num-format="1" style:print-orientation="portrait" fo:margin-top="0.4902in" fo:margin-bottom="0.7874in" fo:margin-left="0.7874in" fo:margin-right="0.7874in" fo:border="none" fo:padding="0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2in" fo:margin-left="0in" fo:margin-right="0in" fo:margin-bottom="0.1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4" style:page-usage="right">
      <style:page-layout-properties fo:page-width="8.2638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usage="left">
      <style:page-layout-properties fo:page-width="8.2638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number:time-style style:name="N40">
      <number:hours number:style="long"/>
      <number:text>:</number:text>
      <number:minutes number:style="long"/>
    </number:time-style>
  </office:automatic-styles>
  <office:master-styles>
    <style:master-page style:name="Standard" style:page-layout-name="Mpm1">
      <style:header>
        <text:p text:style-name="Table_20_Header_20_Contents"/>
      </style:header>
      <style:header-left>
        <text:p text:style-name="Header"><text:tab/></text:p>
      </style:header-left>
    </style:master-page>
    <style:master-page style:name="Standard_20__28_user_29_" style:display-name="Standard (user)" style:page-layout-name="Mpm2">
      <style:header>
        <text:p text:style-name="verysmall"/>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header-rows>
            <table:table-row table:style-name="Table9.1">
              <table:table-cell table:style-name="Table9.A1" table:number-rows-spanned="4" office:value-type="string">
                <text:p text:style-name="Table_20_Heading_20_Compact"><draw:frame draw:style-name="Mfr1" draw:name="Frame6" text:anchor-type="as-char" svg:width="1.0811in" draw:z-index="4"><draw:text-box fo:min-height="0.7791in"><text:p text:style-name="Illustration"><draw:frame draw:style-name="Mfr2" draw:name="graphics3" text:anchor-type="paragraph" svg:x="0.0339in" svg:y="0in" svg:width="1.0827in" style:rel-width="100%" svg:height="0.7807in" style:rel-height="scale" draw:z-index="5"><draw:image xlink:href="Pictures/200000020000012D000000D9B814B8B3.eps" xlink:type="simple" xlink:show="embed" xlink:actuate="onLoad"/></draw:frame></text:p></draw:text-box></draw:frame></text:p>
              </table:table-cell>
              <table:table-cell table:style-name="Table9.A1" office:value-type="string">
                <text:p text:style-name="Table_20_Heading_20_Compact">Document No</text:p>
              </table:table-cell>
              <table:table-cell table:style-name="Table9.A1" office:value-type="string">
                <text:p text:style-name="Table_20_Heading_20_Compact">Rev</text:p>
              </table:table-cell>
              <table:table-cell table:style-name="Table9.A1" office:value-type="string">
                <text:p text:style-name="Table_20_Heading_20_Compact">Date</text:p>
              </table:table-cell>
              <table:table-cell table:style-name="Table9.A1" office:value-type="string">
                <text:p text:style-name="Table_20_Heading_20_Compact">Repository</text:p>
              </table:table-cell>
              <table:table-cell table:style-name="Table9.A1" office:value-type="string">
                <text:p text:style-name="Table_20_Heading_20_Compact">Page</text:p>
              </table:table-cell>
            </table:table-row>
          </table:table-header-rows>
          <table:table-row>
            <table:covered-table-cell/>
            <table:table-cell table:style-name="Table9.A1" office:value-type="string">
              <text:p text:style-name="Table_20_Header_20_Contents"><text:variable-get text:name="DocNumber" office:value-type="string">0001</text:variable-get></text:p>
            </table:table-cell>
            <table:table-cell table:style-name="Table9.A1" office:value-type="string">
              <text:p text:style-name="Table_20_Header_20_Contents"><text:variable-get text:name="DocRev" office:value-type="string">PA1</text:variable-get></text:p>
            </table:table-cell>
            <table:table-cell table:style-name="Table9.A1" office:value-type="string">
              <text:p text:style-name="Table_20_Header_20_Contents"><text:variable-get text:name="DocDate" office:value-type="string">2009-09-08</text:variable-get></text:p>
            </table:table-cell>
            <table:table-cell table:style-name="Table9.A1" office:value-type="string">
              <text:p text:style-name="Table_20_Header_20_Contents"><text:variable-get text:name="DocRepo" office:value-type="string">EXJOBB</text:variable-get></text:p>
            </table:table-cell>
            <table:table-cell table:style-name="Table9.A1" office:value-type="string">
              <text:p text:style-name="Table_20_Header_20_Contents"><text:page-number text:select-page="current">3</text:page-number> of <text:page-count style:num-format="1">3</text:page-count></text:p>
            </table:table-cell>
          </table:table-row>
          <table:table-row>
            <table:covered-table-cell/>
            <table:table-cell table:style-name="Table9.A1" table:number-columns-spanned="4" office:value-type="string">
              <text:p text:style-name="Table_20_Heading_20_Compact">Document Title</text:p>
            </table:table-cell>
            <table:covered-table-cell/>
            <table:covered-table-cell/>
            <table:covered-table-cell/>
            <table:table-cell table:style-name="Table9.A1" office:value-type="string">
              <text:p text:style-name="Table_20_Heading_20_Compact">Description</text:p>
            </table:table-cell>
          </table:table-row>
          <table:table-row table:style-name="Table9.4">
            <table:covered-table-cell/>
            <table:table-cell table:style-name="Table9.A1" table:number-columns-spanned="4" office:value-type="string">
              <text:p text:style-name="MP1"><text:title>Setting up the Daisy Project Flow</text:title></text:p>
            </table:table-cell>
            <table:covered-table-cell/>
            <table:covered-table-cell/>
            <table:covered-table-cell/>
            <table:table-cell table:style-name="Table9.A1" office:value-type="string">
              <text:p text:style-name="MP1"><text:variable-get text:name="DocClass" office:value-type="string">TD</text:variable-get></text:p>
            </table:table-cell>
          </table:table-row>
        </table:table>
        <text:p text:style-name="verysmall"/>
      </style:header>
      <style:header-left>
        <text:p text:style-name="verysmall"/>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style-name="Table8.1">
              <table:table-cell table:style-name="Table8.A1" table:number-rows-spanned="4" office:value-type="string">
                <text:p text:style-name="Table_20_Heading_20_Compact"><draw:frame draw:style-name="Mfr1" draw:name="Frame5" text:anchor-type="as-char" svg:width="1.0811in" draw:z-index="2"><draw:text-box fo:min-height="0.7791in"><text:p text:style-name="Illustration"><draw:frame draw:style-name="Mfr2" draw:name="graphics7" text:anchor-type="paragraph" svg:x="0.0339in" svg:y="0in" svg:width="1.0827in" style:rel-width="100%" svg:height="0.7807in" style:rel-height="scale" draw:z-index="3"><draw:image xlink:href="Pictures/200000020000012D000000D9B814B8B3.eps" xlink:type="simple" xlink:show="embed" xlink:actuate="onLoad"/></draw:frame></text:p></draw:text-box></draw:frame></text:p>
              </table:table-cell>
              <table:table-cell table:style-name="Table8.A1" office:value-type="string">
                <text:p text:style-name="Table_20_Heading_20_Compact">Document No</text:p>
              </table:table-cell>
              <table:table-cell table:style-name="Table8.A1" office:value-type="string">
                <text:p text:style-name="Table_20_Heading_20_Compact">Rev</text:p>
              </table:table-cell>
              <table:table-cell table:style-name="Table8.A1" office:value-type="string">
                <text:p text:style-name="Table_20_Heading_20_Compact">Date</text:p>
              </table:table-cell>
              <table:table-cell table:style-name="Table8.A1" office:value-type="string">
                <text:p text:style-name="Table_20_Heading_20_Compact">Repository</text:p>
              </table:table-cell>
              <table:table-cell table:style-name="Table8.A1" office:value-type="string">
                <text:p text:style-name="Table_20_Heading_20_Compact">Page</text:p>
              </table:table-cell>
            </table:table-row>
          </table:table-header-rows>
          <table:table-row>
            <table:covered-table-cell/>
            <table:table-cell table:style-name="Table8.A1" office:value-type="string">
              <text:p text:style-name="Table_20_Header_20_Contents"><text:variable-get text:name="DocNumber" office:value-type="string">0001</text:variable-get></text:p>
            </table:table-cell>
            <table:table-cell table:style-name="Table8.A1" office:value-type="string">
              <text:p text:style-name="Table_20_Header_20_Contents"><text:variable-get text:name="DocRev" office:value-type="string">PA1</text:variable-get></text:p>
            </table:table-cell>
            <table:table-cell table:style-name="Table8.A1" office:value-type="string">
              <text:p text:style-name="Table_20_Header_20_Contents"><text:variable-get text:name="DocDate" office:value-type="string">2009-09-08</text:variable-get></text:p>
            </table:table-cell>
            <table:table-cell table:style-name="Table8.A1" office:value-type="string">
              <text:p text:style-name="Table_20_Header_20_Contents"><text:variable-get text:name="DocRepo" office:value-type="string">EXJOBB</text:variable-get></text:p>
            </table:table-cell>
            <table:table-cell table:style-name="Table8.A1" office:value-type="string">
              <text:p text:style-name="Table_20_Header_20_Contents"><text:page-number text:select-page="current">3</text:page-number> of <text:page-count style:num-format="1">3</text:page-count></text:p>
            </table:table-cell>
          </table:table-row>
          <table:table-row>
            <table:covered-table-cell/>
            <table:table-cell table:style-name="Table8.A1" table:number-columns-spanned="4" office:value-type="string">
              <text:p text:style-name="Table_20_Heading_20_Compact">Document Title</text:p>
            </table:table-cell>
            <table:covered-table-cell/>
            <table:covered-table-cell/>
            <table:covered-table-cell/>
            <table:table-cell table:style-name="Table8.A1" office:value-type="string">
              <text:p text:style-name="Table_20_Heading_20_Compact">Description</text:p>
            </table:table-cell>
          </table:table-row>
          <table:table-row table:style-name="Table8.4">
            <table:covered-table-cell/>
            <table:table-cell table:style-name="Table8.A1" table:number-columns-spanned="4" office:value-type="string">
              <text:p text:style-name="MP1"><text:title>Setting up the Daisy Project Flow</text:title></text:p>
            </table:table-cell>
            <table:covered-table-cell/>
            <table:covered-table-cell/>
            <table:covered-table-cell/>
            <table:table-cell table:style-name="Table8.A1" office:value-type="string">
              <text:p text:style-name="MP1"><text:variable-get text:name="DocClass" office:value-type="string">TD</text:variable-get></text:p>
            </table:table-cell>
          </table:table-row>
        </table:table>
        <text:p text:style-name="verysmall"/>
      </style:header-left>
      <style:footer>
        <text:p text:style-name="Footer_20_right"><text:variable-get text:name="DocDepartment" office:value-type="string">Electronics Systems, ISY</text:variable-get> Print Date: <text:date style:data-style-name="N37" text:date-value="2009-09-08T14:03:51">09/08/09</text:date>, <text:time style:data-style-name="N40" text:time-value="2009-09-08T14:03:51">14:03</text:time></text:p>
      </style:footer>
    </style:master-page>
    <style:master-page style:name="First_20_Page" style:display-name="First Page" style:page-layout-name="Mpm3" style:next-style-name="Standard_20__28_user_29_">
      <style:header>
        <text:p text:style-name="verysmall"/>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style-name="Table4.1">
              <table:table-cell table:style-name="Table4.A1" table:number-rows-spanned="8" office:value-type="string">
                <text:p text:style-name="Table_20_Heading_20_Compact"><draw:frame draw:style-name="Mfr1" draw:name="Frame1" text:anchor-type="as-char" svg:width="1.9126in" draw:z-index="0"><draw:text-box fo:min-height="1.3783in"><text:p text:style-name="Illustration"><draw:frame draw:style-name="Mfr2" draw:name="graphics6" text:anchor-type="paragraph" svg:x="0in" svg:y="-0.0016in" svg:width="1.9126in" style:rel-width="100%" svg:height="1.3799in" style:rel-height="scale" draw:z-index="1"><draw:image xlink:href="Pictures/200000020000012D000000D9B814B8B3.eps" xlink:type="simple" xlink:show="embed" xlink:actuate="onLoad"/></draw:frame></text:p></draw:text-box></draw:frame></text:p>
              </table:table-cell>
              <table:table-cell table:style-name="Table4.A1" office:value-type="string">
                <text:p text:style-name="Table_20_Heading_20_Compact">Document No</text:p>
              </table:table-cell>
              <table:table-cell table:style-name="Table4.A1" office:value-type="string">
                <text:p text:style-name="Table_20_Heading_20_Compact">Rev</text:p>
              </table:table-cell>
              <table:table-cell table:style-name="Table4.A1" office:value-type="string">
                <text:p text:style-name="Table_20_Heading_20_Compact">Date</text:p>
              </table:table-cell>
              <table:table-cell table:style-name="Table4.A1" office:value-type="string">
                <text:p text:style-name="Table_20_Heading_20_Compact">Course</text:p>
              </table:table-cell>
              <table:table-cell table:style-name="Table4.A1" office:value-type="string">
                <text:p text:style-name="Table_20_Heading_20_Compact">Page</text:p>
              </table:table-cell>
            </table:table-row>
          </table:table-header-rows>
          <table:table-row>
            <table:covered-table-cell/>
            <table:table-cell table:style-name="Table4.A1" office:value-type="string">
              <text:p text:style-name="Table_20_Header_20_Contents"><text:variable-set text:name="DocNumber" office:value-type="string">0001</text:variable-set></text:p>
            </table:table-cell>
            <table:table-cell table:style-name="Table4.A1" office:value-type="string">
              <text:p text:style-name="Table_20_Header_20_Contents"><text:variable-set text:name="DocRev" office:value-type="string">PA1</text:variable-set></text:p>
            </table:table-cell>
            <table:table-cell table:style-name="Table4.A1" office:value-type="string">
              <text:p text:style-name="Table_20_Header_20_Contents"><text:variable-set text:name="DocDate" office:value-type="string">2009-09-08</text:variable-set></text:p>
            </table:table-cell>
            <table:table-cell table:style-name="Table4.A1" office:value-type="string">
              <text:p text:style-name="Table_20_Header_20_Contents"><text:variable-set text:name="DocRepo" office:value-type="string">DAISY</text:variable-set><text:variable-set text:name="DocRepo" office:value-type="string">EXJOBB</text:variable-set></text:p>
            </table:table-cell>
            <table:table-cell table:style-name="Table4.A1" office:value-type="string">
              <text:p text:style-name="Table_20_Header_20_Contents"><text:page-number text:select-page="current">3</text:page-number> of <text:page-count style:num-format="1">3</text:page-count></text:p>
            </table:table-cell>
          </table:table-row>
          <table:table-row>
            <table:covered-table-cell/>
            <table:table-cell table:style-name="Table4.A1" table:number-columns-spanned="5" office:value-type="string">
              <text:p text:style-name="Table_20_Heading_20_Compact">Document Title</text:p>
            </table:table-cell>
            <table:covered-table-cell/>
            <table:covered-table-cell/>
            <table:covered-table-cell/>
            <table:covered-table-cell/>
          </table:table-row>
          <table:table-row table:style-name="Table4.4">
            <table:covered-table-cell/>
            <table:table-cell table:style-name="Table4.A1" table:number-columns-spanned="5" office:value-type="string">
              <text:p text:style-name="MP2"><text:title>Setting up the Daisy Project Flow</text:title></text:p>
            </table:table-cell>
            <table:covered-table-cell/>
            <table:covered-table-cell/>
            <table:covered-table-cell/>
            <table:covered-table-cell/>
          </table:table-row>
          <table:table-row>
            <table:covered-table-cell/>
            <table:table-cell table:style-name="Table4.A1" table:number-columns-spanned="3" office:value-type="string">
              <text:p text:style-name="Table_20_Heading_20_Compact">Issuer</text:p>
            </table:table-cell>
            <table:covered-table-cell/>
            <table:covered-table-cell/>
            <table:table-cell table:style-name="Table4.A1" table:number-columns-spanned="2" office:value-type="string">
              <text:p text:style-name="Table_20_Heading_20_Compact">Document Type</text:p>
            </table:table-cell>
            <table:covered-table-cell/>
          </table:table-row>
          <table:table-row>
            <table:covered-table-cell/>
            <table:table-cell table:style-name="Table4.A1" table:number-columns-spanned="3" office:value-type="string">
              <text:p text:style-name="Table_20_Header_20_Contents"><text:variable-set text:name="DocCreator" office:value-type="string">J Jacob Wikner</text:variable-set> - <text:variable-set text:name="DocDepartment" office:value-type="string">Electronics Systems, ISY</text:variable-set></text:p>
            </table:table-cell>
            <table:covered-table-cell/>
            <table:covered-table-cell/>
            <table:table-cell table:style-name="Table4.A1" table:number-columns-spanned="2" office:value-type="string">
              <text:p text:style-name="MP3"><text:variable-set text:name="DocClass" office:value-type="string">TD</text:variable-set> -- <text:subject>Technical Description</text:subject></text:p>
            </table:table-cell>
            <table:covered-table-cell/>
          </table:table-row>
          <table:table-row>
            <table:covered-table-cell/>
            <table:table-cell table:style-name="Table4.A1" table:number-columns-spanned="5" office:value-type="string">
              <text:p text:style-name="Table_20_Heading_20_Compact">File</text:p>
            </table:table-cell>
            <table:covered-table-cell/>
            <table:covered-table-cell/>
            <table:covered-table-cell/>
            <table:covered-table-cell/>
          </table:table-row>
          <table:table-row>
            <table:covered-table-cell/>
            <table:table-cell table:style-name="Table4.A1" table:number-columns-spanned="5" office:value-type="string">
              <text:p text:style-name="Table_20_Header_20_Contents"><text:file-name text:display="name">DAISY_0001_TD_projectFlowSetup_PA1</text:file-name></text:p>
            </table:table-cell>
            <table:covered-table-cell/>
            <table:covered-table-cell/>
            <table:covered-table-cell/>
            <table:covered-table-cell/>
          </table:table-row>
        </table:table>
        <text:p text:style-name="verysmall"/>
      </style:header>
      <style:footer>
        <text:p text:style-name="Footer_20_right"><text:variable-get text:name="DocDepartment" office:value-type="string">Electronics Systems, ISY</text:variable-get> Print Date: <text:date style:data-style-name="N37" text:date-value="2009-09-08T14:03:52.99">09/08/09</text:date>, <text:time style:data-style-name="N40" text:time-value="2009-09-08T14:03:52.99">14:03</text:time></text:p>
      </style:footer>
    </style:master-page>
    <style:master-page style:name="Right_20_Page" style:display-name="Right Page" style:page-layout-name="Mpm4"/>
    <style:master-page style:name="Left_20_Page" style:display-name="Left Pag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Setting up the Daisy Project Flow</dc:title>
    <meta:initial-creator>Jacob Wikner</meta:initial-creator>
    <meta:creation-date>2009-06-22T12:42:26</meta:creation-date>
    <meta:editing-cycles>780</meta:editing-cycles>
    <meta:editing-duration>PT64H26M10S</meta:editing-duration>
    <dc:subject>Technical Description</dc:subject>
    <dc:date>2009-09-08T14:03:48</dc:date>
    <dc:creator>Jacob Wikner</dc:creator>
    <meta:document-statistic meta:table-count="6" meta:image-count="3" meta:object-count="1" meta:page-count="3" meta:paragraph-count="109" meta:word-count="285" meta:character-count="1852"/>
    <meta:user-defined meta:name="Info 1"/>
    <meta:user-defined meta:name="Info 2"/>
    <meta:user-defined meta:name="Info 3"/>
    <meta:user-defined meta:name="Info 4"/>
  </office:meta>
</office:document-meta>
</file>

<file path=Basic/Standard/saveForServer.xml><?xml version="1.0" encoding="utf-8"?>
<!DOCTYPE module  PUBLIC '-//OpenOffice.org//DTD OfficeDocument 1.0//EN'  'module.dtd'>
<script:module xmlns:script="http://openoffice.org/2000/script" script:name="saveForServer" script:language="StarBasic">Public oDocument as Object

Function remExt(fileName as String) As String
	Dim i as Integer, l as Integer
	Dim done as Boolean
	Dim ret_val as String

	l = Len(fileName)
	i = 0
	while (i&lt;l and not(done))
		if (Mid(fileName, l-i, 1) = ".") then
			done=TRUE
		end if
		i = i + 1
	wend
	ret_val = Left(fileName, l-i)
	remExt = ret_val
End Function

Function GetPDFFilter(oDoc)
	REM Author: Alain Viret [Alain.Viret@bger.admin.ch]
	REM Modified by Andrew Pitonyak
	On Local Error GoTo NODOCUMENTTYPE
	Dim sImpress$
	Dim sCalc$
	Dim sDraw$
	Dim sBase$
	Dim sMath$
	Dim sWrite$
	sCalc = "com.sun.star.sheet.SpreadsheetDocument"
	sImpress = "com.sun.star.presentation.PresentationDocument"
	sDraw = "com.sun.star.drawing.DrawingDocument"
	sBase = "com.sun.star.sdb.DatabaseDocument"
	sMath = "com.sun.star.formula.FormulaProperties"
	sWrite = "com.sun.star.text.TextDocument"
	On Local Error GoTo NODOCUMENTTYPE
	If oDoc.SupportsService(sCalc) Then
		GetPDFFilter() = "calc_pdf_Export"
	ElseIf oDoc.SupportsService(sWrite) Then
		GetPDFFilter() = "writer_pdf_Export"
	ElseIf oDoc.SupportsService(sDraw) Then
		GetPDFFilter() = "draw_pdf_Export"
	ElseIf oDoc.SupportsService(sMath) Then
		GetPDFFilter() = "math_pdf_Export"
	ElseIf oDoc.SupportsService(sImpress) Then
		GetPDFFilter() = "impress_pdf_Export"
	End If
	NODOCUMENTTYPE:
	If Err &lt;&gt; 0 Then
		GetPDFFilter() = ""
		Resume GOON
		GOON:
	End If
End Function

Sub Main

	Dim sDocType as String
	Dim oHyperCursor as Object
	Dim oCharStyles as Object
	Dim oLoc as String
	Dim pdfLoc as String
	Dim pdfProp(1) as New com.sun.star.beans.PropertyValue
	Dim docProp(1) as New com.sun.star.beans.PropertyValue

	rem Load some of the standard libs.	
	GlobalScope.BasicLibraries.LoadLibrary("Tools")
	GlobalScope.BasicLibraries.LoadLibrary("Gimmicks")

	oDocument = StarDesktop.ActiveFrame.Controller.Model

	rem Gets the document url.
	oLoc = oDocument.getLocation()
	pdfLoc = remExt(oLoc) &amp; ".pdf"
	docLoc = remExt(oLoc) &amp; ".doc"
	
	rem Set the export filters for pdf and doc
	pdfProp(0).Name = "FilterName"
	pdfProp(0).Value = GetPDFFilter(oDocument)
	pdfProp(1).Name = "Overwrite"
	pdfProp(1).Value = True
	
	docProp(0).Name = "FilterName"
	docProp(0).Value = "MS Word 97"
	docProp(1).Name = "Overwrite"
	docProp(1).Value = True
	
	rem Saves the document in all formats
	oDocument.store()
	oDocument.storeToUrl(pdfLoc, pdfProp)
	oDocument.storeToUrl(docLoc, docPr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aveForServ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F" svg:font-family="" style:font-family-generic="roman"/>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3291in"/>
    </style:style>
    <style:style style:name="co2" style:family="table-column">
      <style:table-column-properties fo:break-before="auto" style:column-width="0.5528in"/>
    </style:style>
    <style:style style:name="co3" style:family="table-column">
      <style:table-column-properties fo:break-before="auto" style:column-width="3.3465in"/>
    </style:style>
    <style:style style:name="co4" style:family="table-column">
      <style:table-column-properties fo:break-before="auto" style:column-width="0.8925in"/>
    </style:style>
    <style:style style:name="ro1" style:family="table-row">
      <style:table-row-properties style:row-height="0.2535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098in" fo:break-before="auto" style:use-optimal-row-height="true"/>
    </style:style>
    <style:style style:name="ro4" style:family="table-row">
      <style:table-row-properties style:row-height="0.1925in" fo:break-before="auto" style:use-optimal-row-height="true"/>
    </style:style>
    <style:style style:name="ro5" style:family="table-row">
      <style:table-row-properties style:row-height="0.4992in" fo:break-before="auto" style:use-optimal-row-height="true"/>
    </style:style>
    <style:style style:name="ro6" style:family="table-row">
      <style:table-row-properties style:row-height="0.2035in" fo:break-before="auto" style:use-optimal-row-height="true"/>
    </style:style>
    <style:style style:name="ro7" style:family="table-row">
      <style:table-row-properties style:row-height="0.1898in" fo:break-before="auto" style:use-optimal-row-height="true"/>
    </style:style>
    <style:style style:name="ro8" style:family="table-row">
      <style:table-row-properties style:row-height="0.178in" fo:break-before="auto" style:use-optimal-row-height="true"/>
    </style:style>
    <style:style style:name="ro9" style:family="table-row">
      <style:table-row-properties style:row-height="0.3429in" fo:break-before="auto" style:use-optimal-row-height="true"/>
    </style:style>
    <style:style style:name="ta1" style:family="table" style:master-page-name="Default">
      <style:table-properties table:display="true" style:writing-mode="lr-tb"/>
    </style:style>
    <style:style style:name="ce1" style:family="table-cell" style:parent-style-name="Heading">
      <style:table-cell-properties style:vertical-align="middle"/>
      <style:text-properties style:use-window-font-color="true" style:text-outline="false" style:text-line-through-style="none" style:font-name="Arial" fo:language="en" fo:country="US" fo:text-shadow="none" style:text-underline-style="none"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94999980926514pt" style:language-complex="en" style:country-complex="US" style:font-style-complex="normal" style:font-weight-complex="normal" style:text-emphasize="none" style:font-relief="none"/>
    </style:style>
    <style:style style:name="ce2" style:family="table-cell" style:parent-style-name="Default">
      <style:table-cell-properties style:vertical-align="middle"/>
      <style:text-properties style:use-window-font-color="true" style:text-outline="false" style:text-line-through-style="none" style:font-name="Arial" fo:font-size="10.5pt" fo:language="en" fo:country="US"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94999980926514pt" style:language-complex="en" style:country-complex="US" style:font-style-complex="normal" style:font-weight-complex="normal" style:text-emphasize="none" style:font-relief="none"/>
    </style:style>
    <style:style style:name="ce3" style:family="table-cell" style:parent-style-name="Default">
      <style:table-cell-properties style:vertical-align="middle"/>
    </style:style>
    <style:style style:name="ce4" style:family="table-cell" style:parent-style-name="Heading">
      <style:table-cell-properties style:vertical-align="middle"/>
    </style:style>
    <style:style style:name="ce5" style:family="table-cell" style:parent-style-name="Heading">
      <style:table-cell-properties fo:wrap-option="wrap" style:vertical-align="middle"/>
    </style:style>
    <style:style style:name="ce6" style:family="table-cell" style:parent-style-name="Default">
      <style:table-cell-properties fo:wrap-option="wrap" style:vertical-align="middle"/>
    </style:style>
  </office:automatic-styles>
  <office:body>
    <office:spreadsheet>
      <table:table table:name="Sheet1" table:style-name="ta1" table:print="false">
        <table:table-column table:style-name="co1" table:number-columns-repeated="2" table:default-cell-style-name="ce3"/>
        <table:table-column table:style-name="co2" table:number-columns-repeated="2" table:default-cell-style-name="ce3"/>
        <table:table-column table:style-name="co3" table:default-cell-style-name="ce6"/>
        <table:table-column table:style-name="co4" table:number-columns-repeated="1019" table:default-cell-style-name="ce3"/>
        <table:table-row table:style-name="ro1">
          <table:table-cell table:style-name="ce1" office:value-type="string">
            <text:p>Directory structure</text:p>
          </table:table-cell>
          <table:table-cell table:style-name="ce4" table:number-columns-repeated="3"/>
          <table:table-cell table:style-name="ce5" office:value-type="string">
            <text:p>Comments</text:p>
          </table:table-cell>
          <table:table-cell table:number-columns-repeated="1019"/>
        </table:table-row>
        <table:table-row table:style-name="ro2">
          <table:table-cell table:style-name="ce2" office:value-type="string">
            <text:p>/site/edu/es/EXJOBB/</text:p>
          </table:table-cell>
          <table:table-cell table:number-columns-repeated="3"/>
          <table:table-cell office:value-type="string">
            <text:p>Path to some shared area. Should be different for research domain related projects.</text:p>
          </table:table-cell>
          <table:table-cell table:number-columns-repeated="1019"/>
        </table:table-row>
        <table:table-row table:style-name="ro3">
          <table:table-cell/>
          <table:table-cell office:value-type="string">
            <text:p>optoScale</text:p>
          </table:table-cell>
          <table:table-cell table:number-columns-repeated="2"/>
          <table:table-cell office:value-type="string">
            <text:p>This is the general project name</text:p>
          </table:table-cell>
          <table:table-cell table:number-columns-repeated="1019"/>
        </table:table-row>
        <table:table-row table:style-name="ro2">
          <table:table-cell table:number-columns-repeated="2"/>
          <table:table-cell office:value-type="string">
            <text:p>daisyOptoScale</text:p>
          </table:table-cell>
          <table:table-cell/>
          <table:table-cell office:value-type="string">
            <text:p>This is a so-called DDC, design-data collection, directory.</text:p>
          </table:table-cell>
          <table:table-cell table:number-columns-repeated="1019"/>
        </table:table-row>
        <table:table-row table:style-name="ro3">
          <table:table-cell table:number-columns-repeated="3"/>
          <table:table-cell office:value-type="string">
            <text:p>cds</text:p>
          </table:table-cell>
          <table:table-cell office:value-type="string">
            <text:p>Contains cadence design libraries</text:p>
          </table:table-cell>
          <table:table-cell table:number-columns-repeated="1019"/>
        </table:table-row>
        <table:table-row table:style-name="ro4">
          <table:table-cell table:number-columns-repeated="3"/>
          <table:table-cell office:value-type="string">
            <text:p>doc</text:p>
          </table:table-cell>
          <table:table-cell office:value-type="string">
            <text:p>Documentation regarding the blocks in the DDC.</text:p>
          </table:table-cell>
          <table:table-cell table:number-columns-repeated="1019"/>
        </table:table-row>
        <table:table-row table:style-name="ro4">
          <table:table-cell table:number-columns-repeated="3"/>
          <table:table-cell office:value-type="string">
            <text:p>m</text:p>
          </table:table-cell>
          <table:table-cell office:value-type="string">
            <text:p>Matlab/Octave/Mathematica/Maple files</text:p>
          </table:table-cell>
          <table:table-cell table:number-columns-repeated="1019"/>
        </table:table-row>
        <table:table-row table:style-name="ro2">
          <table:table-cell table:number-columns-repeated="3"/>
          <table:table-cell office:value-type="string">
            <text:p>cshrc</text:p>
          </table:table-cell>
          <table:table-cell office:value-type="string">
            <text:p>Shell scripts such as init.sh, that is invoked during a source.</text:p>
          </table:table-cell>
          <table:table-cell table:number-columns-repeated="1019"/>
        </table:table-row>
        <table:table-row table:style-name="ro5">
          <table:table-cell table:number-columns-repeated="3"/>
          <table:table-cell office:value-type="string">
            <text:p>bin</text:p>
          </table:table-cell>
          <table:table-cell office:value-type="string">
            <text:p>Bin scripts that is useful for the particular DDC. Could be for example a script that wraps up all the cells for delivery/tapeout in this DDC.</text:p>
          </table:table-cell>
          <table:table-cell table:number-columns-repeated="1019"/>
        </table:table-row>
        <table:table-row table:style-name="ro2">
          <table:table-cell table:number-columns-repeated="3"/>
          <table:table-cell office:value-type="string">
            <text:p>sim</text:p>
          </table:table-cell>
          <table:table-cell office:value-type="string">
            <text:p>Simulation directory with data to be shared amongst users.</text:p>
          </table:table-cell>
          <table:table-cell table:number-columns-repeated="1019"/>
        </table:table-row>
        <table:table-row table:style-name="ro4">
          <table:table-cell table:number-columns-repeated="3"/>
          <table:table-cell office:value-type="string">
            <text:p>pv</text:p>
          </table:table-cell>
          <table:table-cell office:value-type="string">
            <text:p>Physical verification data to be shared amongst users.</text:p>
          </table:table-cell>
          <table:table-cell table:number-columns-repeated="1019"/>
        </table:table-row>
        <table:table-row table:style-name="ro3">
          <table:table-cell table:number-columns-repeated="3"/>
          <table:table-cell office:value-type="string">
            <text:p>figs</text:p>
          </table:table-cell>
          <table:table-cell office:value-type="string">
            <text:p>Figures</text:p>
          </table:table-cell>
          <table:table-cell table:number-columns-repeated="1019"/>
        </table:table-row>
        <table:table-row table:style-name="ro4">
          <table:table-cell table:number-columns-repeated="3"/>
          <table:table-cell office:value-type="string">
            <text:p>tech</text:p>
          </table:table-cell>
          <table:table-cell office:value-type="string">
            <text:p>Technology-file information specific for the DDC</text:p>
          </table:table-cell>
          <table:table-cell table:number-columns-repeated="1019"/>
        </table:table-row>
        <table:table-row table:style-name="ro2">
          <table:table-cell table:number-columns-repeated="3"/>
          <table:table-cell office:value-type="string">
            <text:p>tapeout</text:p>
          </table:table-cell>
          <table:table-cell office:value-type="string">
            <text:p>Directory in which all required information is stored for tape out.</text:p>
          </table:table-cell>
          <table:table-cell table:number-columns-repeated="1019"/>
        </table:table-row>
        <table:table-row table:style-name="ro3">
          <table:table-cell table:number-columns-repeated="3"/>
          <table:table-cell office:value-type="string">
            <text:p>syn</text:p>
          </table:table-cell>
          <table:table-cell office:value-type="string">
            <text:p>Data required/generated for synthesis</text:p>
          </table:table-cell>
          <table:table-cell table:number-columns-repeated="1019"/>
        </table:table-row>
        <table:table-row table:style-name="ro4">
          <table:table-cell table:number-columns-repeated="3"/>
          <table:table-cell office:value-type="string">
            <text:p>rtl</text:p>
          </table:table-cell>
          <table:table-cell office:value-type="string">
            <text:p>RTL (verilog/VHDL) for the DDC.</text:p>
          </table:table-cell>
          <table:table-cell table:number-columns-repeated="1019"/>
        </table:table-row>
        <table:table-row table:style-name="ro6">
          <table:table-cell table:number-columns-repeated="2"/>
          <table:table-cell office:value-type="string">
            <text:p>work_$USER</text:p>
          </table:table-cell>
          <table:table-cell/>
          <table:table-cell office:value-type="string">
            <text:p>Private, local DDC</text:p>
          </table:table-cell>
          <table:table-cell table:number-columns-repeated="1019"/>
        </table:table-row>
        <table:table-row table:style-name="ro7">
          <table:table-cell table:number-columns-repeated="3"/>
          <table:table-cell office:value-type="string">
            <text:p>cds</text:p>
          </table:table-cell>
          <table:table-cell table:number-columns-repeated="1020"/>
        </table:table-row>
        <table:table-row table:style-name="ro7">
          <table:table-cell table:number-columns-repeated="3"/>
          <table:table-cell office:value-type="string">
            <text:p>cshrc</text:p>
          </table:table-cell>
          <table:table-cell table:number-columns-repeated="1020"/>
        </table:table-row>
        <table:table-row table:style-name="ro8">
          <table:table-cell table:number-columns-repeated="3"/>
          <table:table-cell office:value-type="string">
            <text:p>bin</text:p>
          </table:table-cell>
          <table:table-cell table:number-columns-repeated="1020"/>
        </table:table-row>
        <table:table-row table:style-name="ro7">
          <table:table-cell table:number-columns-repeated="3"/>
          <table:table-cell office:value-type="string">
            <text:p>sim</text:p>
          </table:table-cell>
          <table:table-cell table:number-columns-repeated="1020"/>
        </table:table-row>
        <table:table-row table:style-name="ro7">
          <table:table-cell table:number-columns-repeated="3"/>
          <table:table-cell office:value-type="string">
            <text:p>pv</text:p>
          </table:table-cell>
          <table:table-cell table:number-columns-repeated="1020"/>
        </table:table-row>
        <table:table-row table:style-name="ro9">
          <table:table-cell table:number-columns-repeated="3"/>
          <table:table-cell office:value-type="string">
            <text:p>log</text:p>
          </table:table-cell>
          <table:table-cell office:value-type="string">
            <text:p>Log files from the different tools to not clog up the project area.</text:p>
          </table:table-cell>
          <table:table-cell table:number-columns-repeated="1019"/>
        </table:table-row>
        <table:table-row table:style-name="ro8">
          <table:table-cell table:number-columns-repeated="3"/>
          <table:table-cell office:value-type="string">
            <text:p>doc</text:p>
          </table:table-cell>
          <table:table-cell table:number-columns-repeated="1020"/>
        </table:table-row>
        <table:table-row table:style-name="ro8" table:number-rows-repeated="65511">
          <table:table-cell table:number-columns-repeated="1024"/>
        </table:table-row>
        <table:table-row table:style-name="ro8">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F" svg:font-family="" style:font-family-generic="roman"/>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start"/>
      <style:text-properties fo:font-size="12pt" fo:font-style="normal"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9-08">09/08/2009</text:date>, <text:time>14:03:48</text:time></text:p>
        </style:region-right>
      </style:header>
      <style:header-left style:display="false"/>
      <style:footer>
        <text:p>Page <text:page-number>1</text:page-number> / <text:page-count>99</text:page-count></text:p>
      </style:footer>
      <style:footer-left style:display="false"/>
    </style:master-page>
  </office:master-styles>
</office:document-styles>
</file>